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1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9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oglio1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2" table:default-cell-style-name="ce2"/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547245</text:p>
          </table:table-cell>
          <table:table-cell office:value-type="date" office:date-value="2023-09-01" calcext:value-type="date">
            <text:p>2023-09-01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669259</text:p>
          </table:table-cell>
          <table:table-cell office:value-type="date" office:date-value="2023-09-01" calcext:value-type="date">
            <text:p>2023-09-01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972461</text:p>
          </table:table-cell>
          <table:table-cell office:value-type="date" office:date-value="2023-09-01" calcext:value-type="date">
            <text:p>2023-09-01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616560</text:p>
          </table:table-cell>
          <table:table-cell office:value-type="date" office:date-value="2023-09-01" calcext:value-type="date">
            <text:p>2023-09-01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1088484</text:p>
          </table:table-cell>
          <table:table-cell office:value-type="date" office:date-value="2023-09-01" calcext:value-type="date">
            <text:p>2023-09-01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058898</text:p>
          </table:table-cell>
          <table:table-cell office:value-type="date" office:date-value="2023-09-01" calcext:value-type="date">
            <text:p>2023-09-01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220310</text:p>
          </table:table-cell>
          <table:table-cell office:value-type="date" office:date-value="2023-09-01" calcext:value-type="date">
            <text:p>2023-09-01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440875</text:p>
          </table:table-cell>
          <table:table-cell office:value-type="date" office:date-value="2023-09-01" calcext:value-type="date">
            <text:p>2023-09-01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564686</text:p>
          </table:table-cell>
          <table:table-cell office:value-type="date" office:date-value="2023-09-01" calcext:value-type="date">
            <text:p>2023-09-01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804149</text:p>
          </table:table-cell>
          <table:table-cell office:value-type="date" office:date-value="2023-09-02" calcext:value-type="date">
            <text:p>2023-09-02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080342</text:p>
          </table:table-cell>
          <table:table-cell office:value-type="date" office:date-value="2023-09-02" calcext:value-type="date">
            <text:p>2023-09-02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858911</text:p>
          </table:table-cell>
          <table:table-cell office:value-type="date" office:date-value="2023-09-02" calcext:value-type="date">
            <text:p>2023-09-02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272398</text:p>
          </table:table-cell>
          <table:table-cell office:value-type="date" office:date-value="2023-09-02" calcext:value-type="date">
            <text:p>2023-09-02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644370</text:p>
          </table:table-cell>
          <table:table-cell office:value-type="date" office:date-value="2023-09-02" calcext:value-type="date">
            <text:p>2023-09-02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259499</text:p>
          </table:table-cell>
          <table:table-cell office:value-type="date" office:date-value="2023-09-02" calcext:value-type="date">
            <text:p>2023-09-02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039886</text:p>
          </table:table-cell>
          <table:table-cell office:value-type="date" office:date-value="2023-09-02" calcext:value-type="date">
            <text:p>2023-09-02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464400</text:p>
          </table:table-cell>
          <table:table-cell office:value-type="date" office:date-value="2023-09-03" calcext:value-type="date">
            <text:p>2023-09-03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927878</text:p>
          </table:table-cell>
          <table:table-cell office:value-type="date" office:date-value="2023-09-03" calcext:value-type="date">
            <text:p>2023-09-03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784912</text:p>
          </table:table-cell>
          <table:table-cell office:value-type="date" office:date-value="2023-09-03" calcext:value-type="date">
            <text:p>2023-09-03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356210</text:p>
          </table:table-cell>
          <table:table-cell office:value-type="date" office:date-value="2023-09-03" calcext:value-type="date">
            <text:p>2023-09-03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675170</text:p>
          </table:table-cell>
          <table:table-cell office:value-type="date" office:date-value="2023-09-04" calcext:value-type="date">
            <text:p>2023-09-04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536772</text:p>
          </table:table-cell>
          <table:table-cell office:value-type="date" office:date-value="2023-09-04" calcext:value-type="date">
            <text:p>2023-09-04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714105</text:p>
          </table:table-cell>
          <table:table-cell office:value-type="date" office:date-value="2023-09-04" calcext:value-type="date">
            <text:p>2023-09-04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737569</text:p>
          </table:table-cell>
          <table:table-cell office:value-type="date" office:date-value="2023-09-05" calcext:value-type="date">
            <text:p>2023-09-05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761473</text:p>
          </table:table-cell>
          <table:table-cell office:value-type="date" office:date-value="2023-09-05" calcext:value-type="date">
            <text:p>2023-09-05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1047377</text:p>
          </table:table-cell>
          <table:table-cell office:value-type="date" office:date-value="2023-09-05" calcext:value-type="date">
            <text:p>2023-09-05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874639</text:p>
          </table:table-cell>
          <table:table-cell office:value-type="date" office:date-value="2023-09-05" calcext:value-type="date">
            <text:p>2023-09-05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777979</text:p>
          </table:table-cell>
          <table:table-cell office:value-type="date" office:date-value="2023-09-05" calcext:value-type="date">
            <text:p>2023-09-05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698533</text:p>
          </table:table-cell>
          <table:table-cell office:value-type="date" office:date-value="2023-09-06" calcext:value-type="date">
            <text:p>2023-09-06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1088121</text:p>
          </table:table-cell>
          <table:table-cell office:value-type="date" office:date-value="2023-09-06" calcext:value-type="date">
            <text:p>2023-09-06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364273</text:p>
          </table:table-cell>
          <table:table-cell office:value-type="date" office:date-value="2023-09-07" calcext:value-type="date">
            <text:p>2023-09-07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1092917</text:p>
          </table:table-cell>
          <table:table-cell office:value-type="date" office:date-value="2023-09-07" calcext:value-type="date">
            <text:p>2023-09-07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255309</text:p>
          </table:table-cell>
          <table:table-cell office:value-type="date" office:date-value="2023-09-07" calcext:value-type="date">
            <text:p>2023-09-07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974403</text:p>
          </table:table-cell>
          <table:table-cell office:value-type="date" office:date-value="2023-09-07" calcext:value-type="date">
            <text:p>2023-09-07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846030</text:p>
          </table:table-cell>
          <table:table-cell office:value-type="date" office:date-value="2023-09-08" calcext:value-type="date">
            <text:p>2023-09-08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816011</text:p>
          </table:table-cell>
          <table:table-cell office:value-type="date" office:date-value="2023-09-08" calcext:value-type="date">
            <text:p>2023-09-08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031279</text:p>
          </table:table-cell>
          <table:table-cell office:value-type="date" office:date-value="2023-09-09" calcext:value-type="date">
            <text:p>2023-09-09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476167</text:p>
          </table:table-cell>
          <table:table-cell office:value-type="date" office:date-value="2023-09-09" calcext:value-type="date">
            <text:p>2023-09-09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133663</text:p>
          </table:table-cell>
          <table:table-cell office:value-type="date" office:date-value="2023-09-09" calcext:value-type="date">
            <text:p>2023-09-09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1094298</text:p>
          </table:table-cell>
          <table:table-cell office:value-type="date" office:date-value="2023-09-09" calcext:value-type="date">
            <text:p>2023-09-09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296486</text:p>
          </table:table-cell>
          <table:table-cell office:value-type="date" office:date-value="2023-09-09" calcext:value-type="date">
            <text:p>2023-09-09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555051</text:p>
          </table:table-cell>
          <table:table-cell office:value-type="date" office:date-value="2023-09-09" calcext:value-type="date">
            <text:p>2023-09-09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822216</text:p>
          </table:table-cell>
          <table:table-cell office:value-type="date" office:date-value="2023-09-09" calcext:value-type="date">
            <text:p>2023-09-09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743083</text:p>
          </table:table-cell>
          <table:table-cell office:value-type="date" office:date-value="2023-09-09" calcext:value-type="date">
            <text:p>2023-09-09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579731</text:p>
          </table:table-cell>
          <table:table-cell office:value-type="date" office:date-value="2023-09-09" calcext:value-type="date">
            <text:p>2023-09-09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1002060</text:p>
          </table:table-cell>
          <table:table-cell office:value-type="date" office:date-value="2023-09-09" calcext:value-type="date">
            <text:p>2023-09-09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916437</text:p>
          </table:table-cell>
          <table:table-cell office:value-type="date" office:date-value="2023-09-10" calcext:value-type="date">
            <text:p>2023-09-10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992713</text:p>
          </table:table-cell>
          <table:table-cell office:value-type="date" office:date-value="2023-09-10" calcext:value-type="date">
            <text:p>2023-09-10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678836</text:p>
          </table:table-cell>
          <table:table-cell office:value-type="date" office:date-value="2023-09-10" calcext:value-type="date">
            <text:p>2023-09-10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1072530</text:p>
          </table:table-cell>
          <table:table-cell office:value-type="date" office:date-value="2023-09-11" calcext:value-type="date">
            <text:p>2023-09-11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473317</text:p>
          </table:table-cell>
          <table:table-cell office:value-type="date" office:date-value="2023-09-11" calcext:value-type="date">
            <text:p>2023-09-11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293692</text:p>
          </table:table-cell>
          <table:table-cell office:value-type="date" office:date-value="2023-09-12" calcext:value-type="date">
            <text:p>2023-09-12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1018078</text:p>
          </table:table-cell>
          <table:table-cell office:value-type="date" office:date-value="2023-09-12" calcext:value-type="date">
            <text:p>2023-09-12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356296</text:p>
          </table:table-cell>
          <table:table-cell office:value-type="date" office:date-value="2023-09-12" calcext:value-type="date">
            <text:p>2023-09-12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140938</text:p>
          </table:table-cell>
          <table:table-cell office:value-type="date" office:date-value="2023-09-12" calcext:value-type="date">
            <text:p>2023-09-12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361208</text:p>
          </table:table-cell>
          <table:table-cell office:value-type="date" office:date-value="2023-09-12" calcext:value-type="date">
            <text:p>2023-09-12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635783</text:p>
          </table:table-cell>
          <table:table-cell office:value-type="date" office:date-value="2023-09-13" calcext:value-type="date">
            <text:p>2023-09-13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257797</text:p>
          </table:table-cell>
          <table:table-cell office:value-type="date" office:date-value="2023-09-13" calcext:value-type="date">
            <text:p>2023-09-13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150974</text:p>
          </table:table-cell>
          <table:table-cell office:value-type="date" office:date-value="2023-09-13" calcext:value-type="date">
            <text:p>2023-09-13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177670</text:p>
          </table:table-cell>
          <table:table-cell office:value-type="date" office:date-value="2023-09-13" calcext:value-type="date">
            <text:p>2023-09-13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972989</text:p>
          </table:table-cell>
          <table:table-cell office:value-type="date" office:date-value="2023-09-14" calcext:value-type="date">
            <text:p>2023-09-14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774348</text:p>
          </table:table-cell>
          <table:table-cell office:value-type="date" office:date-value="2023-09-14" calcext:value-type="date">
            <text:p>2023-09-14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002250</text:p>
          </table:table-cell>
          <table:table-cell office:value-type="date" office:date-value="2023-09-14" calcext:value-type="date">
            <text:p>2023-09-14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105668</text:p>
          </table:table-cell>
          <table:table-cell office:value-type="date" office:date-value="2023-09-14" calcext:value-type="date">
            <text:p>2023-09-14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1119983</text:p>
          </table:table-cell>
          <table:table-cell office:value-type="date" office:date-value="2023-09-14" calcext:value-type="date">
            <text:p>2023-09-14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617277</text:p>
          </table:table-cell>
          <table:table-cell office:value-type="date" office:date-value="2023-09-15" calcext:value-type="date">
            <text:p>2023-09-15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267418</text:p>
          </table:table-cell>
          <table:table-cell office:value-type="date" office:date-value="2023-09-15" calcext:value-type="date">
            <text:p>2023-09-15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678242</text:p>
          </table:table-cell>
          <table:table-cell office:value-type="date" office:date-value="2023-09-15" calcext:value-type="date">
            <text:p>2023-09-15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570779</text:p>
          </table:table-cell>
          <table:table-cell office:value-type="date" office:date-value="2023-09-15" calcext:value-type="date">
            <text:p>2023-09-15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687850</text:p>
          </table:table-cell>
          <table:table-cell office:value-type="date" office:date-value="2023-09-16" calcext:value-type="date">
            <text:p>2023-09-16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262293</text:p>
          </table:table-cell>
          <table:table-cell office:value-type="date" office:date-value="2023-09-16" calcext:value-type="date">
            <text:p>2023-09-16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088191</text:p>
          </table:table-cell>
          <table:table-cell office:value-type="date" office:date-value="2023-09-16" calcext:value-type="date">
            <text:p>2023-09-16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521495</text:p>
          </table:table-cell>
          <table:table-cell office:value-type="date" office:date-value="2023-09-16" calcext:value-type="date">
            <text:p>2023-09-16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247610</text:p>
          </table:table-cell>
          <table:table-cell office:value-type="date" office:date-value="2023-09-16" calcext:value-type="date">
            <text:p>2023-09-16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176748</text:p>
          </table:table-cell>
          <table:table-cell office:value-type="date" office:date-value="2023-09-16" calcext:value-type="date">
            <text:p>2023-09-16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520983</text:p>
          </table:table-cell>
          <table:table-cell office:value-type="date" office:date-value="2023-09-16" calcext:value-type="date">
            <text:p>2023-09-16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437085</text:p>
          </table:table-cell>
          <table:table-cell office:value-type="date" office:date-value="2023-09-17" calcext:value-type="date">
            <text:p>2023-09-17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933614</text:p>
          </table:table-cell>
          <table:table-cell office:value-type="date" office:date-value="2023-09-17" calcext:value-type="date">
            <text:p>2023-09-17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982687</text:p>
          </table:table-cell>
          <table:table-cell office:value-type="date" office:date-value="2023-09-17" calcext:value-type="date">
            <text:p>2023-09-17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555550</text:p>
          </table:table-cell>
          <table:table-cell office:value-type="date" office:date-value="2023-09-17" calcext:value-type="date">
            <text:p>2023-09-17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509723</text:p>
          </table:table-cell>
          <table:table-cell office:value-type="date" office:date-value="2023-09-17" calcext:value-type="date">
            <text:p>2023-09-17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862827</text:p>
          </table:table-cell>
          <table:table-cell office:value-type="date" office:date-value="2023-09-17" calcext:value-type="date">
            <text:p>2023-09-17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920309</text:p>
          </table:table-cell>
          <table:table-cell office:value-type="date" office:date-value="2023-09-17" calcext:value-type="date">
            <text:p>2023-09-17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336549</text:p>
          </table:table-cell>
          <table:table-cell office:value-type="date" office:date-value="2023-09-17" calcext:value-type="date">
            <text:p>2023-09-17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878897</text:p>
          </table:table-cell>
          <table:table-cell office:value-type="date" office:date-value="2023-09-18" calcext:value-type="date">
            <text:p>2023-09-18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100546</text:p>
          </table:table-cell>
          <table:table-cell office:value-type="date" office:date-value="2023-09-18" calcext:value-type="date">
            <text:p>2023-09-18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265594</text:p>
          </table:table-cell>
          <table:table-cell office:value-type="date" office:date-value="2023-09-18" calcext:value-type="date">
            <text:p>2023-09-18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1054312</text:p>
          </table:table-cell>
          <table:table-cell office:value-type="date" office:date-value="2023-09-18" calcext:value-type="date">
            <text:p>2023-09-18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831774</text:p>
          </table:table-cell>
          <table:table-cell office:value-type="date" office:date-value="2023-09-19" calcext:value-type="date">
            <text:p>2023-09-19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980280</text:p>
          </table:table-cell>
          <table:table-cell office:value-type="date" office:date-value="2023-09-19" calcext:value-type="date">
            <text:p>2023-09-19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267911</text:p>
          </table:table-cell>
          <table:table-cell office:value-type="date" office:date-value="2023-09-19" calcext:value-type="date">
            <text:p>2023-09-19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122462</text:p>
          </table:table-cell>
          <table:table-cell office:value-type="date" office:date-value="2023-09-19" calcext:value-type="date">
            <text:p>2023-09-19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936643</text:p>
          </table:table-cell>
          <table:table-cell office:value-type="date" office:date-value="2023-09-19" calcext:value-type="date">
            <text:p>2023-09-19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300467</text:p>
          </table:table-cell>
          <table:table-cell office:value-type="date" office:date-value="2023-09-19" calcext:value-type="date">
            <text:p>2023-09-19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299529</text:p>
          </table:table-cell>
          <table:table-cell office:value-type="date" office:date-value="2023-09-19" calcext:value-type="date">
            <text:p>2023-09-19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210841</text:p>
          </table:table-cell>
          <table:table-cell office:value-type="date" office:date-value="2023-09-20" calcext:value-type="date">
            <text:p>2023-09-20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888385</text:p>
          </table:table-cell>
          <table:table-cell office:value-type="date" office:date-value="2023-09-20" calcext:value-type="date">
            <text:p>2023-09-20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978387</text:p>
          </table:table-cell>
          <table:table-cell office:value-type="date" office:date-value="2023-09-20" calcext:value-type="date">
            <text:p>2023-09-20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480639</text:p>
          </table:table-cell>
          <table:table-cell office:value-type="date" office:date-value="2023-09-21" calcext:value-type="date">
            <text:p>2023-09-21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038904</text:p>
          </table:table-cell>
          <table:table-cell office:value-type="date" office:date-value="2023-09-21" calcext:value-type="date">
            <text:p>2023-09-21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480841</text:p>
          </table:table-cell>
          <table:table-cell office:value-type="date" office:date-value="2023-09-21" calcext:value-type="date">
            <text:p>2023-09-21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645489</text:p>
          </table:table-cell>
          <table:table-cell office:value-type="date" office:date-value="2023-09-21" calcext:value-type="date">
            <text:p>2023-09-21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1100470</text:p>
          </table:table-cell>
          <table:table-cell office:value-type="date" office:date-value="2023-09-21" calcext:value-type="date">
            <text:p>2023-09-21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349926</text:p>
          </table:table-cell>
          <table:table-cell office:value-type="date" office:date-value="2023-09-21" calcext:value-type="date">
            <text:p>2023-09-21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513983</text:p>
          </table:table-cell>
          <table:table-cell office:value-type="date" office:date-value="2023-09-22" calcext:value-type="date">
            <text:p>2023-09-22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867799</text:p>
          </table:table-cell>
          <table:table-cell office:value-type="date" office:date-value="2023-09-22" calcext:value-type="date">
            <text:p>2023-09-22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906199</text:p>
          </table:table-cell>
          <table:table-cell office:value-type="date" office:date-value="2023-09-22" calcext:value-type="date">
            <text:p>2023-09-22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1132192</text:p>
          </table:table-cell>
          <table:table-cell office:value-type="date" office:date-value="2023-09-22" calcext:value-type="date">
            <text:p>2023-09-22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997202</text:p>
          </table:table-cell>
          <table:table-cell office:value-type="date" office:date-value="2023-09-22" calcext:value-type="date">
            <text:p>2023-09-22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593500</text:p>
          </table:table-cell>
          <table:table-cell office:value-type="date" office:date-value="2023-09-22" calcext:value-type="date">
            <text:p>2023-09-22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872611</text:p>
          </table:table-cell>
          <table:table-cell office:value-type="date" office:date-value="2023-09-23" calcext:value-type="date">
            <text:p>2023-09-23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360039</text:p>
          </table:table-cell>
          <table:table-cell office:value-type="date" office:date-value="2023-09-23" calcext:value-type="date">
            <text:p>2023-09-23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853407</text:p>
          </table:table-cell>
          <table:table-cell office:value-type="date" office:date-value="2023-09-23" calcext:value-type="date">
            <text:p>2023-09-23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022651</text:p>
          </table:table-cell>
          <table:table-cell office:value-type="date" office:date-value="2023-09-23" calcext:value-type="date">
            <text:p>2023-09-23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1110401</text:p>
          </table:table-cell>
          <table:table-cell office:value-type="date" office:date-value="2023-09-24" calcext:value-type="date">
            <text:p>2023-09-24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288443</text:p>
          </table:table-cell>
          <table:table-cell office:value-type="date" office:date-value="2023-09-24" calcext:value-type="date">
            <text:p>2023-09-24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843773</text:p>
          </table:table-cell>
          <table:table-cell office:value-type="date" office:date-value="2023-09-24" calcext:value-type="date">
            <text:p>2023-09-24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1088197</text:p>
          </table:table-cell>
          <table:table-cell office:value-type="date" office:date-value="2023-09-24" calcext:value-type="date">
            <text:p>2023-09-24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227417</text:p>
          </table:table-cell>
          <table:table-cell office:value-type="date" office:date-value="2023-09-24" calcext:value-type="date">
            <text:p>2023-09-24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404589</text:p>
          </table:table-cell>
          <table:table-cell office:value-type="date" office:date-value="2023-09-24" calcext:value-type="date">
            <text:p>2023-09-24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812742</text:p>
          </table:table-cell>
          <table:table-cell office:value-type="date" office:date-value="2023-09-24" calcext:value-type="date">
            <text:p>2023-09-24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932724</text:p>
          </table:table-cell>
          <table:table-cell office:value-type="date" office:date-value="2023-09-24" calcext:value-type="date">
            <text:p>2023-09-24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557355</text:p>
          </table:table-cell>
          <table:table-cell office:value-type="date" office:date-value="2023-09-25" calcext:value-type="date">
            <text:p>2023-09-25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915662</text:p>
          </table:table-cell>
          <table:table-cell office:value-type="date" office:date-value="2023-09-25" calcext:value-type="date">
            <text:p>2023-09-25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267062</text:p>
          </table:table-cell>
          <table:table-cell office:value-type="date" office:date-value="2023-09-25" calcext:value-type="date">
            <text:p>2023-09-25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278519</text:p>
          </table:table-cell>
          <table:table-cell office:value-type="date" office:date-value="2023-09-25" calcext:value-type="date">
            <text:p>2023-09-25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481678</text:p>
          </table:table-cell>
          <table:table-cell office:value-type="date" office:date-value="2023-09-26" calcext:value-type="date">
            <text:p>2023-09-26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496273</text:p>
          </table:table-cell>
          <table:table-cell office:value-type="date" office:date-value="2023-09-26" calcext:value-type="date">
            <text:p>2023-09-26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356627</text:p>
          </table:table-cell>
          <table:table-cell office:value-type="date" office:date-value="2023-09-26" calcext:value-type="date">
            <text:p>2023-09-26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959507</text:p>
          </table:table-cell>
          <table:table-cell office:value-type="date" office:date-value="2023-09-26" calcext:value-type="date">
            <text:p>2023-09-26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1104610</text:p>
          </table:table-cell>
          <table:table-cell office:value-type="date" office:date-value="2023-09-26" calcext:value-type="date">
            <text:p>2023-09-26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1102082</text:p>
          </table:table-cell>
          <table:table-cell office:value-type="date" office:date-value="2023-09-26" calcext:value-type="date">
            <text:p>2023-09-26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954018</text:p>
          </table:table-cell>
          <table:table-cell office:value-type="date" office:date-value="2023-09-26" calcext:value-type="date">
            <text:p>2023-09-26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1107291</text:p>
          </table:table-cell>
          <table:table-cell office:value-type="date" office:date-value="2023-09-27" calcext:value-type="date">
            <text:p>2023-09-27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968040</text:p>
          </table:table-cell>
          <table:table-cell office:value-type="date" office:date-value="2023-09-27" calcext:value-type="date">
            <text:p>2023-09-27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325020</text:p>
          </table:table-cell>
          <table:table-cell office:value-type="date" office:date-value="2023-09-27" calcext:value-type="date">
            <text:p>2023-09-27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141587</text:p>
          </table:table-cell>
          <table:table-cell office:value-type="date" office:date-value="2023-09-27" calcext:value-type="date">
            <text:p>2023-09-27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910405</text:p>
          </table:table-cell>
          <table:table-cell office:value-type="date" office:date-value="2023-09-28" calcext:value-type="date">
            <text:p>2023-09-28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1073865</text:p>
          </table:table-cell>
          <table:table-cell office:value-type="date" office:date-value="2023-09-28" calcext:value-type="date">
            <text:p>2023-09-28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931437</text:p>
          </table:table-cell>
          <table:table-cell office:value-type="date" office:date-value="2023-09-29" calcext:value-type="date">
            <text:p>2023-09-29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376244</text:p>
          </table:table-cell>
          <table:table-cell office:value-type="date" office:date-value="2023-09-29" calcext:value-type="date">
            <text:p>2023-09-29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476161</text:p>
          </table:table-cell>
          <table:table-cell office:value-type="date" office:date-value="2023-09-29" calcext:value-type="date">
            <text:p>2023-09-29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740305</text:p>
          </table:table-cell>
          <table:table-cell office:value-type="date" office:date-value="2023-09-29" calcext:value-type="date">
            <text:p>2023-09-29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065458</text:p>
          </table:table-cell>
          <table:table-cell office:value-type="date" office:date-value="2023-09-30" calcext:value-type="date">
            <text:p>2023-09-30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717279</text:p>
          </table:table-cell>
          <table:table-cell office:value-type="date" office:date-value="2023-09-30" calcext:value-type="date">
            <text:p>2023-09-30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804430</text:p>
          </table:table-cell>
          <table:table-cell office:value-type="date" office:date-value="2023-09-30" calcext:value-type="date">
            <text:p>2023-09-30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249240</text:p>
          </table:table-cell>
          <table:table-cell office:value-type="date" office:date-value="2023-09-30" calcext:value-type="date">
            <text:p>2023-09-30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959060</text:p>
          </table:table-cell>
          <table:table-cell office:value-type="date" office:date-value="2023-09-30" calcext:value-type="date">
            <text:p>2023-09-30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1040552</text:p>
          </table:table-cell>
          <table:table-cell office:value-type="date" office:date-value="2023-09-30" calcext:value-type="date">
            <text:p>2023-09-30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234939</text:p>
          </table:table-cell>
          <table:table-cell office:value-type="date" office:date-value="2023-09-30" calcext:value-type="date">
            <text:p>2023-09-30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447544</text:p>
          </table:table-cell>
          <table:table-cell office:value-type="date" office:date-value="2023-10-01" calcext:value-type="date">
            <text:p>2023-10-01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1074751</text:p>
          </table:table-cell>
          <table:table-cell office:value-type="date" office:date-value="2023-10-01" calcext:value-type="date">
            <text:p>2023-10-01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092891</text:p>
          </table:table-cell>
          <table:table-cell office:value-type="date" office:date-value="2023-10-01" calcext:value-type="date">
            <text:p>2023-10-01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002830</text:p>
          </table:table-cell>
          <table:table-cell office:value-type="date" office:date-value="2023-10-01" calcext:value-type="date">
            <text:p>2023-10-01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574207</text:p>
          </table:table-cell>
          <table:table-cell office:value-type="date" office:date-value="2023-10-01" calcext:value-type="date">
            <text:p>2023-10-01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401822</text:p>
          </table:table-cell>
          <table:table-cell office:value-type="date" office:date-value="2023-10-01" calcext:value-type="date">
            <text:p>2023-10-01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1113465</text:p>
          </table:table-cell>
          <table:table-cell office:value-type="date" office:date-value="2023-10-01" calcext:value-type="date">
            <text:p>2023-10-01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238241</text:p>
          </table:table-cell>
          <table:table-cell office:value-type="date" office:date-value="2023-10-02" calcext:value-type="date">
            <text:p>2023-10-02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100812</text:p>
          </table:table-cell>
          <table:table-cell office:value-type="date" office:date-value="2023-10-02" calcext:value-type="date">
            <text:p>2023-10-02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1013624</text:p>
          </table:table-cell>
          <table:table-cell office:value-type="date" office:date-value="2023-10-02" calcext:value-type="date">
            <text:p>2023-10-02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261172</text:p>
          </table:table-cell>
          <table:table-cell office:value-type="date" office:date-value="2023-10-02" calcext:value-type="date">
            <text:p>2023-10-02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1024236</text:p>
          </table:table-cell>
          <table:table-cell office:value-type="date" office:date-value="2023-10-02" calcext:value-type="date">
            <text:p>2023-10-02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473080</text:p>
          </table:table-cell>
          <table:table-cell office:value-type="date" office:date-value="2023-10-02" calcext:value-type="date">
            <text:p>2023-10-02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806374</text:p>
          </table:table-cell>
          <table:table-cell office:value-type="date" office:date-value="2023-10-03" calcext:value-type="date">
            <text:p>2023-10-03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833937</text:p>
          </table:table-cell>
          <table:table-cell office:value-type="date" office:date-value="2023-10-03" calcext:value-type="date">
            <text:p>2023-10-03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419713</text:p>
          </table:table-cell>
          <table:table-cell office:value-type="date" office:date-value="2023-10-03" calcext:value-type="date">
            <text:p>2023-10-03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191009</text:p>
          </table:table-cell>
          <table:table-cell office:value-type="date" office:date-value="2023-10-03" calcext:value-type="date">
            <text:p>2023-10-03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132891</text:p>
          </table:table-cell>
          <table:table-cell office:value-type="date" office:date-value="2023-10-04" calcext:value-type="date">
            <text:p>2023-10-04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446103</text:p>
          </table:table-cell>
          <table:table-cell office:value-type="date" office:date-value="2023-10-04" calcext:value-type="date">
            <text:p>2023-10-04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547829</text:p>
          </table:table-cell>
          <table:table-cell office:value-type="date" office:date-value="2023-10-04" calcext:value-type="date">
            <text:p>2023-10-04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804325</text:p>
          </table:table-cell>
          <table:table-cell office:value-type="date" office:date-value="2023-10-05" calcext:value-type="date">
            <text:p>2023-10-05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1086108</text:p>
          </table:table-cell>
          <table:table-cell office:value-type="date" office:date-value="2023-10-05" calcext:value-type="date">
            <text:p>2023-10-05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611485</text:p>
          </table:table-cell>
          <table:table-cell office:value-type="date" office:date-value="2023-10-05" calcext:value-type="date">
            <text:p>2023-10-05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214704</text:p>
          </table:table-cell>
          <table:table-cell office:value-type="date" office:date-value="2023-10-05" calcext:value-type="date">
            <text:p>2023-10-05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1143163</text:p>
          </table:table-cell>
          <table:table-cell office:value-type="date" office:date-value="2023-10-05" calcext:value-type="date">
            <text:p>2023-10-05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399718</text:p>
          </table:table-cell>
          <table:table-cell office:value-type="date" office:date-value="2023-10-06" calcext:value-type="date">
            <text:p>2023-10-06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610141</text:p>
          </table:table-cell>
          <table:table-cell office:value-type="date" office:date-value="2023-10-06" calcext:value-type="date">
            <text:p>2023-10-06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769355</text:p>
          </table:table-cell>
          <table:table-cell office:value-type="date" office:date-value="2023-10-06" calcext:value-type="date">
            <text:p>2023-10-06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173944</text:p>
          </table:table-cell>
          <table:table-cell office:value-type="date" office:date-value="2023-10-06" calcext:value-type="date">
            <text:p>2023-10-06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359538</text:p>
          </table:table-cell>
          <table:table-cell office:value-type="date" office:date-value="2023-10-06" calcext:value-type="date">
            <text:p>2023-10-06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924728</text:p>
          </table:table-cell>
          <table:table-cell office:value-type="date" office:date-value="2023-10-07" calcext:value-type="date">
            <text:p>2023-10-07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825227</text:p>
          </table:table-cell>
          <table:table-cell office:value-type="date" office:date-value="2023-10-08" calcext:value-type="date">
            <text:p>2023-10-08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429799</text:p>
          </table:table-cell>
          <table:table-cell office:value-type="date" office:date-value="2023-10-08" calcext:value-type="date">
            <text:p>2023-10-08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1039644</text:p>
          </table:table-cell>
          <table:table-cell office:value-type="date" office:date-value="2023-10-08" calcext:value-type="date">
            <text:p>2023-10-08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991558</text:p>
          </table:table-cell>
          <table:table-cell office:value-type="date" office:date-value="2023-10-08" calcext:value-type="date">
            <text:p>2023-10-08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515596</text:p>
          </table:table-cell>
          <table:table-cell office:value-type="date" office:date-value="2023-10-08" calcext:value-type="date">
            <text:p>2023-10-08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582464</text:p>
          </table:table-cell>
          <table:table-cell office:value-type="date" office:date-value="2023-10-09" calcext:value-type="date">
            <text:p>2023-10-09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974755</text:p>
          </table:table-cell>
          <table:table-cell office:value-type="date" office:date-value="2023-10-09" calcext:value-type="date">
            <text:p>2023-10-09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763242</text:p>
          </table:table-cell>
          <table:table-cell office:value-type="date" office:date-value="2023-10-09" calcext:value-type="date">
            <text:p>2023-10-09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756919</text:p>
          </table:table-cell>
          <table:table-cell office:value-type="date" office:date-value="2023-10-09" calcext:value-type="date">
            <text:p>2023-10-09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1139350</text:p>
          </table:table-cell>
          <table:table-cell office:value-type="date" office:date-value="2023-10-09" calcext:value-type="date">
            <text:p>2023-10-09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985459</text:p>
          </table:table-cell>
          <table:table-cell office:value-type="date" office:date-value="2023-10-10" calcext:value-type="date">
            <text:p>2023-10-10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473014</text:p>
          </table:table-cell>
          <table:table-cell office:value-type="date" office:date-value="2023-10-10" calcext:value-type="date">
            <text:p>2023-10-10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282193</text:p>
          </table:table-cell>
          <table:table-cell office:value-type="date" office:date-value="2023-10-10" calcext:value-type="date">
            <text:p>2023-10-10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122966</text:p>
          </table:table-cell>
          <table:table-cell office:value-type="date" office:date-value="2023-10-10" calcext:value-type="date">
            <text:p>2023-10-10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478600</text:p>
          </table:table-cell>
          <table:table-cell office:value-type="date" office:date-value="2023-10-10" calcext:value-type="date">
            <text:p>2023-10-10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851888</text:p>
          </table:table-cell>
          <table:table-cell office:value-type="date" office:date-value="2023-10-11" calcext:value-type="date">
            <text:p>2023-10-11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541946</text:p>
          </table:table-cell>
          <table:table-cell office:value-type="date" office:date-value="2023-10-11" calcext:value-type="date">
            <text:p>2023-10-11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676480</text:p>
          </table:table-cell>
          <table:table-cell office:value-type="date" office:date-value="2023-10-11" calcext:value-type="date">
            <text:p>2023-10-11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126375</text:p>
          </table:table-cell>
          <table:table-cell office:value-type="date" office:date-value="2023-10-11" calcext:value-type="date">
            <text:p>2023-10-11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906760</text:p>
          </table:table-cell>
          <table:table-cell office:value-type="date" office:date-value="2023-10-12" calcext:value-type="date">
            <text:p>2023-10-12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562283</text:p>
          </table:table-cell>
          <table:table-cell office:value-type="date" office:date-value="2023-10-12" calcext:value-type="date">
            <text:p>2023-10-12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194742</text:p>
          </table:table-cell>
          <table:table-cell office:value-type="date" office:date-value="2023-10-12" calcext:value-type="date">
            <text:p>2023-10-12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231495</text:p>
          </table:table-cell>
          <table:table-cell office:value-type="date" office:date-value="2023-10-12" calcext:value-type="date">
            <text:p>2023-10-12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840947</text:p>
          </table:table-cell>
          <table:table-cell office:value-type="date" office:date-value="2023-10-13" calcext:value-type="date">
            <text:p>2023-10-13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102961</text:p>
          </table:table-cell>
          <table:table-cell office:value-type="date" office:date-value="2023-10-13" calcext:value-type="date">
            <text:p>2023-10-13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283280</text:p>
          </table:table-cell>
          <table:table-cell office:value-type="date" office:date-value="2023-10-13" calcext:value-type="date">
            <text:p>2023-10-13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647858</text:p>
          </table:table-cell>
          <table:table-cell office:value-type="date" office:date-value="2023-10-13" calcext:value-type="date">
            <text:p>2023-10-13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226357</text:p>
          </table:table-cell>
          <table:table-cell office:value-type="date" office:date-value="2023-10-13" calcext:value-type="date">
            <text:p>2023-10-13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973964</text:p>
          </table:table-cell>
          <table:table-cell office:value-type="date" office:date-value="2023-10-13" calcext:value-type="date">
            <text:p>2023-10-13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433869</text:p>
          </table:table-cell>
          <table:table-cell office:value-type="date" office:date-value="2023-10-13" calcext:value-type="date">
            <text:p>2023-10-13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545389</text:p>
          </table:table-cell>
          <table:table-cell office:value-type="date" office:date-value="2023-10-14" calcext:value-type="date">
            <text:p>2023-10-14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1032405</text:p>
          </table:table-cell>
          <table:table-cell office:value-type="date" office:date-value="2023-10-14" calcext:value-type="date">
            <text:p>2023-10-14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542597</text:p>
          </table:table-cell>
          <table:table-cell office:value-type="date" office:date-value="2023-10-14" calcext:value-type="date">
            <text:p>2023-10-14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726823</text:p>
          </table:table-cell>
          <table:table-cell office:value-type="date" office:date-value="2023-10-14" calcext:value-type="date">
            <text:p>2023-10-14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888157</text:p>
          </table:table-cell>
          <table:table-cell office:value-type="date" office:date-value="2023-10-14" calcext:value-type="date">
            <text:p>2023-10-14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116993</text:p>
          </table:table-cell>
          <table:table-cell office:value-type="date" office:date-value="2023-10-14" calcext:value-type="date">
            <text:p>2023-10-14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700708</text:p>
          </table:table-cell>
          <table:table-cell office:value-type="date" office:date-value="2023-10-14" calcext:value-type="date">
            <text:p>2023-10-14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1130110</text:p>
          </table:table-cell>
          <table:table-cell office:value-type="date" office:date-value="2023-10-14" calcext:value-type="date">
            <text:p>2023-10-14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662147</text:p>
          </table:table-cell>
          <table:table-cell office:value-type="date" office:date-value="2023-10-15" calcext:value-type="date">
            <text:p>2023-10-15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345907</text:p>
          </table:table-cell>
          <table:table-cell office:value-type="date" office:date-value="2023-10-16" calcext:value-type="date">
            <text:p>2023-10-16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858388</text:p>
          </table:table-cell>
          <table:table-cell office:value-type="date" office:date-value="2023-10-16" calcext:value-type="date">
            <text:p>2023-10-16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985709</text:p>
          </table:table-cell>
          <table:table-cell office:value-type="date" office:date-value="2023-10-17" calcext:value-type="date">
            <text:p>2023-10-17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364324</text:p>
          </table:table-cell>
          <table:table-cell office:value-type="date" office:date-value="2023-10-17" calcext:value-type="date">
            <text:p>2023-10-17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1023933</text:p>
          </table:table-cell>
          <table:table-cell office:value-type="date" office:date-value="2023-10-17" calcext:value-type="date">
            <text:p>2023-10-17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724815</text:p>
          </table:table-cell>
          <table:table-cell office:value-type="date" office:date-value="2023-10-17" calcext:value-type="date">
            <text:p>2023-10-17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727463</text:p>
          </table:table-cell>
          <table:table-cell office:value-type="date" office:date-value="2023-10-17" calcext:value-type="date">
            <text:p>2023-10-17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173301</text:p>
          </table:table-cell>
          <table:table-cell office:value-type="date" office:date-value="2023-10-18" calcext:value-type="date">
            <text:p>2023-10-18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912871</text:p>
          </table:table-cell>
          <table:table-cell office:value-type="date" office:date-value="2023-10-18" calcext:value-type="date">
            <text:p>2023-10-18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990577</text:p>
          </table:table-cell>
          <table:table-cell office:value-type="date" office:date-value="2023-10-18" calcext:value-type="date">
            <text:p>2023-10-18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1144656</text:p>
          </table:table-cell>
          <table:table-cell office:value-type="date" office:date-value="2023-10-18" calcext:value-type="date">
            <text:p>2023-10-18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063829</text:p>
          </table:table-cell>
          <table:table-cell office:value-type="date" office:date-value="2023-10-18" calcext:value-type="date">
            <text:p>2023-10-18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1042143</text:p>
          </table:table-cell>
          <table:table-cell office:value-type="date" office:date-value="2023-10-18" calcext:value-type="date">
            <text:p>2023-10-18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398625</text:p>
          </table:table-cell>
          <table:table-cell office:value-type="date" office:date-value="2023-10-18" calcext:value-type="date">
            <text:p>2023-10-18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827149</text:p>
          </table:table-cell>
          <table:table-cell office:value-type="date" office:date-value="2023-10-18" calcext:value-type="date">
            <text:p>2023-10-18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655727</text:p>
          </table:table-cell>
          <table:table-cell office:value-type="date" office:date-value="2023-10-18" calcext:value-type="date">
            <text:p>2023-10-18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005319</text:p>
          </table:table-cell>
          <table:table-cell office:value-type="date" office:date-value="2023-10-19" calcext:value-type="date">
            <text:p>2023-10-19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123952</text:p>
          </table:table-cell>
          <table:table-cell office:value-type="date" office:date-value="2023-10-19" calcext:value-type="date">
            <text:p>2023-10-19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017253</text:p>
          </table:table-cell>
          <table:table-cell office:value-type="date" office:date-value="2023-10-20" calcext:value-type="date">
            <text:p>2023-10-20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1073435</text:p>
          </table:table-cell>
          <table:table-cell office:value-type="date" office:date-value="2023-10-20" calcext:value-type="date">
            <text:p>2023-10-20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071679</text:p>
          </table:table-cell>
          <table:table-cell office:value-type="date" office:date-value="2023-10-20" calcext:value-type="date">
            <text:p>2023-10-20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970908</text:p>
          </table:table-cell>
          <table:table-cell office:value-type="date" office:date-value="2023-10-20" calcext:value-type="date">
            <text:p>2023-10-20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599854</text:p>
          </table:table-cell>
          <table:table-cell office:value-type="date" office:date-value="2023-10-20" calcext:value-type="date">
            <text:p>2023-10-20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567784</text:p>
          </table:table-cell>
          <table:table-cell office:value-type="date" office:date-value="2023-10-21" calcext:value-type="date">
            <text:p>2023-10-21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1120010</text:p>
          </table:table-cell>
          <table:table-cell office:value-type="date" office:date-value="2023-10-21" calcext:value-type="date">
            <text:p>2023-10-21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251160</text:p>
          </table:table-cell>
          <table:table-cell office:value-type="date" office:date-value="2023-10-21" calcext:value-type="date">
            <text:p>2023-10-21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692401</text:p>
          </table:table-cell>
          <table:table-cell office:value-type="date" office:date-value="2023-10-21" calcext:value-type="date">
            <text:p>2023-10-21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498999</text:p>
          </table:table-cell>
          <table:table-cell office:value-type="date" office:date-value="2023-10-21" calcext:value-type="date">
            <text:p>2023-10-21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1075484</text:p>
          </table:table-cell>
          <table:table-cell office:value-type="date" office:date-value="2023-10-22" calcext:value-type="date">
            <text:p>2023-10-22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714622</text:p>
          </table:table-cell>
          <table:table-cell office:value-type="date" office:date-value="2023-10-22" calcext:value-type="date">
            <text:p>2023-10-22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1127773</text:p>
          </table:table-cell>
          <table:table-cell office:value-type="date" office:date-value="2023-10-22" calcext:value-type="date">
            <text:p>2023-10-22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219168</text:p>
          </table:table-cell>
          <table:table-cell office:value-type="date" office:date-value="2023-10-22" calcext:value-type="date">
            <text:p>2023-10-22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313349</text:p>
          </table:table-cell>
          <table:table-cell office:value-type="date" office:date-value="2023-10-22" calcext:value-type="date">
            <text:p>2023-10-22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599134</text:p>
          </table:table-cell>
          <table:table-cell office:value-type="date" office:date-value="2023-10-22" calcext:value-type="date">
            <text:p>2023-10-22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794359</text:p>
          </table:table-cell>
          <table:table-cell office:value-type="date" office:date-value="2023-10-23" calcext:value-type="date">
            <text:p>2023-10-23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223680</text:p>
          </table:table-cell>
          <table:table-cell office:value-type="date" office:date-value="2023-10-23" calcext:value-type="date">
            <text:p>2023-10-23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1086535</text:p>
          </table:table-cell>
          <table:table-cell office:value-type="date" office:date-value="2023-10-23" calcext:value-type="date">
            <text:p>2023-10-23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888507</text:p>
          </table:table-cell>
          <table:table-cell office:value-type="date" office:date-value="2023-10-23" calcext:value-type="date">
            <text:p>2023-10-23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481152</text:p>
          </table:table-cell>
          <table:table-cell office:value-type="date" office:date-value="2023-10-23" calcext:value-type="date">
            <text:p>2023-10-23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716915</text:p>
          </table:table-cell>
          <table:table-cell office:value-type="date" office:date-value="2023-10-23" calcext:value-type="date">
            <text:p>2023-10-23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644040</text:p>
          </table:table-cell>
          <table:table-cell office:value-type="date" office:date-value="2023-10-24" calcext:value-type="date">
            <text:p>2023-10-24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803230</text:p>
          </table:table-cell>
          <table:table-cell office:value-type="date" office:date-value="2023-10-24" calcext:value-type="date">
            <text:p>2023-10-24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1137011</text:p>
          </table:table-cell>
          <table:table-cell office:value-type="date" office:date-value="2023-10-24" calcext:value-type="date">
            <text:p>2023-10-24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946551</text:p>
          </table:table-cell>
          <table:table-cell office:value-type="date" office:date-value="2023-10-25" calcext:value-type="date">
            <text:p>2023-10-25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587610</text:p>
          </table:table-cell>
          <table:table-cell office:value-type="date" office:date-value="2023-10-25" calcext:value-type="date">
            <text:p>2023-10-25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583966</text:p>
          </table:table-cell>
          <table:table-cell office:value-type="date" office:date-value="2023-10-26" calcext:value-type="date">
            <text:p>2023-10-26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180774</text:p>
          </table:table-cell>
          <table:table-cell office:value-type="date" office:date-value="2023-10-26" calcext:value-type="date">
            <text:p>2023-10-26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430573</text:p>
          </table:table-cell>
          <table:table-cell office:value-type="date" office:date-value="2023-10-26" calcext:value-type="date">
            <text:p>2023-10-26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642211</text:p>
          </table:table-cell>
          <table:table-cell office:value-type="date" office:date-value="2023-10-26" calcext:value-type="date">
            <text:p>2023-10-26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603332</text:p>
          </table:table-cell>
          <table:table-cell office:value-type="date" office:date-value="2023-10-26" calcext:value-type="date">
            <text:p>2023-10-26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615775</text:p>
          </table:table-cell>
          <table:table-cell office:value-type="date" office:date-value="2023-10-26" calcext:value-type="date">
            <text:p>2023-10-26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707090</text:p>
          </table:table-cell>
          <table:table-cell office:value-type="date" office:date-value="2023-10-27" calcext:value-type="date">
            <text:p>2023-10-27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226335</text:p>
          </table:table-cell>
          <table:table-cell office:value-type="date" office:date-value="2023-10-27" calcext:value-type="date">
            <text:p>2023-10-27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441455</text:p>
          </table:table-cell>
          <table:table-cell office:value-type="date" office:date-value="2023-10-27" calcext:value-type="date">
            <text:p>2023-10-27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400623</text:p>
          </table:table-cell>
          <table:table-cell office:value-type="date" office:date-value="2023-10-28" calcext:value-type="date">
            <text:p>2023-10-28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1072800</text:p>
          </table:table-cell>
          <table:table-cell office:value-type="date" office:date-value="2023-10-28" calcext:value-type="date">
            <text:p>2023-10-28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907584</text:p>
          </table:table-cell>
          <table:table-cell office:value-type="date" office:date-value="2023-10-28" calcext:value-type="date">
            <text:p>2023-10-28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711374</text:p>
          </table:table-cell>
          <table:table-cell office:value-type="date" office:date-value="2023-10-28" calcext:value-type="date">
            <text:p>2023-10-28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1055958</text:p>
          </table:table-cell>
          <table:table-cell office:value-type="date" office:date-value="2023-10-29" calcext:value-type="date">
            <text:p>2023-10-29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1115541</text:p>
          </table:table-cell>
          <table:table-cell office:value-type="date" office:date-value="2023-10-29" calcext:value-type="date">
            <text:p>2023-10-29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780699</text:p>
          </table:table-cell>
          <table:table-cell office:value-type="date" office:date-value="2023-10-29" calcext:value-type="date">
            <text:p>2023-10-29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806887</text:p>
          </table:table-cell>
          <table:table-cell office:value-type="date" office:date-value="2023-10-29" calcext:value-type="date">
            <text:p>2023-10-29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1114509</text:p>
          </table:table-cell>
          <table:table-cell office:value-type="date" office:date-value="2023-10-30" calcext:value-type="date">
            <text:p>2023-10-30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906147</text:p>
          </table:table-cell>
          <table:table-cell office:value-type="date" office:date-value="2023-10-30" calcext:value-type="date">
            <text:p>2023-10-30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548818</text:p>
          </table:table-cell>
          <table:table-cell office:value-type="date" office:date-value="2023-10-31" calcext:value-type="date">
            <text:p>2023-10-31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984414</text:p>
          </table:table-cell>
          <table:table-cell office:value-type="date" office:date-value="2023-10-31" calcext:value-type="date">
            <text:p>2023-10-31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458512</text:p>
          </table:table-cell>
          <table:table-cell office:value-type="date" office:date-value="2023-10-31" calcext:value-type="date">
            <text:p>2023-10-31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060323</text:p>
          </table:table-cell>
          <table:table-cell office:value-type="date" office:date-value="2023-10-31" calcext:value-type="date">
            <text:p>2023-10-31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531464</text:p>
          </table:table-cell>
          <table:table-cell office:value-type="date" office:date-value="2023-10-31" calcext:value-type="date">
            <text:p>2023-10-31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711626</text:p>
          </table:table-cell>
          <table:table-cell office:value-type="date" office:date-value="2023-10-31" calcext:value-type="date">
            <text:p>2023-10-31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026163</text:p>
          </table:table-cell>
          <table:table-cell office:value-type="date" office:date-value="2023-10-31" calcext:value-type="date">
            <text:p>2023-10-31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081113</text:p>
          </table:table-cell>
          <table:table-cell office:value-type="date" office:date-value="2023-10-31" calcext:value-type="date">
            <text:p>2023-10-31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1008725</text:p>
          </table:table-cell>
          <table:table-cell office:value-type="date" office:date-value="2023-11-01" calcext:value-type="date">
            <text:p>2023-11-01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495285</text:p>
          </table:table-cell>
          <table:table-cell office:value-type="date" office:date-value="2023-11-02" calcext:value-type="date">
            <text:p>2023-11-02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061264</text:p>
          </table:table-cell>
          <table:table-cell office:value-type="date" office:date-value="2023-11-02" calcext:value-type="date">
            <text:p>2023-11-02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1148781</text:p>
          </table:table-cell>
          <table:table-cell office:value-type="date" office:date-value="2023-11-03" calcext:value-type="date">
            <text:p>2023-11-03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229191</text:p>
          </table:table-cell>
          <table:table-cell office:value-type="date" office:date-value="2023-11-03" calcext:value-type="date">
            <text:p>2023-11-03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138739</text:p>
          </table:table-cell>
          <table:table-cell office:value-type="date" office:date-value="2023-11-03" calcext:value-type="date">
            <text:p>2023-11-03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1046598</text:p>
          </table:table-cell>
          <table:table-cell office:value-type="date" office:date-value="2023-11-03" calcext:value-type="date">
            <text:p>2023-11-03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108140</text:p>
          </table:table-cell>
          <table:table-cell office:value-type="date" office:date-value="2023-11-03" calcext:value-type="date">
            <text:p>2023-11-03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579969</text:p>
          </table:table-cell>
          <table:table-cell office:value-type="date" office:date-value="2023-11-03" calcext:value-type="date">
            <text:p>2023-11-03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524250</text:p>
          </table:table-cell>
          <table:table-cell office:value-type="date" office:date-value="2023-11-03" calcext:value-type="date">
            <text:p>2023-11-03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919235</text:p>
          </table:table-cell>
          <table:table-cell office:value-type="date" office:date-value="2023-11-04" calcext:value-type="date">
            <text:p>2023-11-04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661036</text:p>
          </table:table-cell>
          <table:table-cell office:value-type="date" office:date-value="2023-11-04" calcext:value-type="date">
            <text:p>2023-11-04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513752</text:p>
          </table:table-cell>
          <table:table-cell office:value-type="date" office:date-value="2023-11-04" calcext:value-type="date">
            <text:p>2023-11-04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654776</text:p>
          </table:table-cell>
          <table:table-cell office:value-type="date" office:date-value="2023-11-04" calcext:value-type="date">
            <text:p>2023-11-04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542163</text:p>
          </table:table-cell>
          <table:table-cell office:value-type="date" office:date-value="2023-11-05" calcext:value-type="date">
            <text:p>2023-11-05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181063</text:p>
          </table:table-cell>
          <table:table-cell office:value-type="date" office:date-value="2023-11-05" calcext:value-type="date">
            <text:p>2023-11-05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088266</text:p>
          </table:table-cell>
          <table:table-cell office:value-type="date" office:date-value="2023-11-05" calcext:value-type="date">
            <text:p>2023-11-05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282556</text:p>
          </table:table-cell>
          <table:table-cell office:value-type="date" office:date-value="2023-11-05" calcext:value-type="date">
            <text:p>2023-11-05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311934</text:p>
          </table:table-cell>
          <table:table-cell office:value-type="date" office:date-value="2023-11-05" calcext:value-type="date">
            <text:p>2023-11-05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395831</text:p>
          </table:table-cell>
          <table:table-cell office:value-type="date" office:date-value="2023-11-05" calcext:value-type="date">
            <text:p>2023-11-05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779597</text:p>
          </table:table-cell>
          <table:table-cell office:value-type="date" office:date-value="2023-11-06" calcext:value-type="date">
            <text:p>2023-11-06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143004</text:p>
          </table:table-cell>
          <table:table-cell office:value-type="date" office:date-value="2023-11-06" calcext:value-type="date">
            <text:p>2023-11-06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896716</text:p>
          </table:table-cell>
          <table:table-cell office:value-type="date" office:date-value="2023-11-06" calcext:value-type="date">
            <text:p>2023-11-06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982017</text:p>
          </table:table-cell>
          <table:table-cell office:value-type="date" office:date-value="2023-11-06" calcext:value-type="date">
            <text:p>2023-11-06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1028329</text:p>
          </table:table-cell>
          <table:table-cell office:value-type="date" office:date-value="2023-11-06" calcext:value-type="date">
            <text:p>2023-11-06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1110351</text:p>
          </table:table-cell>
          <table:table-cell office:value-type="date" office:date-value="2023-11-06" calcext:value-type="date">
            <text:p>2023-11-06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810316</text:p>
          </table:table-cell>
          <table:table-cell office:value-type="date" office:date-value="2023-11-06" calcext:value-type="date">
            <text:p>2023-11-06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475174</text:p>
          </table:table-cell>
          <table:table-cell office:value-type="date" office:date-value="2023-11-06" calcext:value-type="date">
            <text:p>2023-11-06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299098</text:p>
          </table:table-cell>
          <table:table-cell office:value-type="date" office:date-value="2023-11-06" calcext:value-type="date">
            <text:p>2023-11-06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190325</text:p>
          </table:table-cell>
          <table:table-cell office:value-type="date" office:date-value="2023-11-06" calcext:value-type="date">
            <text:p>2023-11-06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137932</text:p>
          </table:table-cell>
          <table:table-cell office:value-type="date" office:date-value="2023-11-06" calcext:value-type="date">
            <text:p>2023-11-06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217306</text:p>
          </table:table-cell>
          <table:table-cell office:value-type="date" office:date-value="2023-11-07" calcext:value-type="date">
            <text:p>2023-11-07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436414</text:p>
          </table:table-cell>
          <table:table-cell office:value-type="date" office:date-value="2023-11-07" calcext:value-type="date">
            <text:p>2023-11-07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1002706</text:p>
          </table:table-cell>
          <table:table-cell office:value-type="date" office:date-value="2023-11-07" calcext:value-type="date">
            <text:p>2023-11-07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782857</text:p>
          </table:table-cell>
          <table:table-cell office:value-type="date" office:date-value="2023-11-07" calcext:value-type="date">
            <text:p>2023-11-07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1093474</text:p>
          </table:table-cell>
          <table:table-cell office:value-type="date" office:date-value="2023-11-07" calcext:value-type="date">
            <text:p>2023-11-07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330955</text:p>
          </table:table-cell>
          <table:table-cell office:value-type="date" office:date-value="2023-11-07" calcext:value-type="date">
            <text:p>2023-11-07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974231</text:p>
          </table:table-cell>
          <table:table-cell office:value-type="date" office:date-value="2023-11-08" calcext:value-type="date">
            <text:p>2023-11-08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834681</text:p>
          </table:table-cell>
          <table:table-cell office:value-type="date" office:date-value="2023-11-08" calcext:value-type="date">
            <text:p>2023-11-08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094762</text:p>
          </table:table-cell>
          <table:table-cell office:value-type="date" office:date-value="2023-11-08" calcext:value-type="date">
            <text:p>2023-11-08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143724</text:p>
          </table:table-cell>
          <table:table-cell office:value-type="date" office:date-value="2023-11-09" calcext:value-type="date">
            <text:p>2023-11-09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698164</text:p>
          </table:table-cell>
          <table:table-cell office:value-type="date" office:date-value="2023-11-09" calcext:value-type="date">
            <text:p>2023-11-09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052527</text:p>
          </table:table-cell>
          <table:table-cell office:value-type="date" office:date-value="2023-11-09" calcext:value-type="date">
            <text:p>2023-11-09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270434</text:p>
          </table:table-cell>
          <table:table-cell office:value-type="date" office:date-value="2023-11-09" calcext:value-type="date">
            <text:p>2023-11-09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683427</text:p>
          </table:table-cell>
          <table:table-cell office:value-type="date" office:date-value="2023-11-09" calcext:value-type="date">
            <text:p>2023-11-09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472338</text:p>
          </table:table-cell>
          <table:table-cell office:value-type="date" office:date-value="2023-11-10" calcext:value-type="date">
            <text:p>2023-11-10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962499</text:p>
          </table:table-cell>
          <table:table-cell office:value-type="date" office:date-value="2023-11-10" calcext:value-type="date">
            <text:p>2023-11-10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543300</text:p>
          </table:table-cell>
          <table:table-cell office:value-type="date" office:date-value="2023-11-10" calcext:value-type="date">
            <text:p>2023-11-10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399899</text:p>
          </table:table-cell>
          <table:table-cell office:value-type="date" office:date-value="2023-11-10" calcext:value-type="date">
            <text:p>2023-11-10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268641</text:p>
          </table:table-cell>
          <table:table-cell office:value-type="date" office:date-value="2023-11-11" calcext:value-type="date">
            <text:p>2023-11-11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213372</text:p>
          </table:table-cell>
          <table:table-cell office:value-type="date" office:date-value="2023-11-11" calcext:value-type="date">
            <text:p>2023-11-11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236645</text:p>
          </table:table-cell>
          <table:table-cell office:value-type="date" office:date-value="2023-11-11" calcext:value-type="date">
            <text:p>2023-11-11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398634</text:p>
          </table:table-cell>
          <table:table-cell office:value-type="date" office:date-value="2023-11-11" calcext:value-type="date">
            <text:p>2023-11-11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004881</text:p>
          </table:table-cell>
          <table:table-cell office:value-type="date" office:date-value="2023-11-12" calcext:value-type="date">
            <text:p>2023-11-12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1118359</text:p>
          </table:table-cell>
          <table:table-cell office:value-type="date" office:date-value="2023-11-12" calcext:value-type="date">
            <text:p>2023-11-12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187514</text:p>
          </table:table-cell>
          <table:table-cell office:value-type="date" office:date-value="2023-11-12" calcext:value-type="date">
            <text:p>2023-11-12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442733</text:p>
          </table:table-cell>
          <table:table-cell office:value-type="date" office:date-value="2023-11-12" calcext:value-type="date">
            <text:p>2023-11-12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630270</text:p>
          </table:table-cell>
          <table:table-cell office:value-type="date" office:date-value="2023-11-13" calcext:value-type="date">
            <text:p>2023-11-13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046877</text:p>
          </table:table-cell>
          <table:table-cell office:value-type="date" office:date-value="2023-11-13" calcext:value-type="date">
            <text:p>2023-11-13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047218</text:p>
          </table:table-cell>
          <table:table-cell office:value-type="date" office:date-value="2023-11-13" calcext:value-type="date">
            <text:p>2023-11-13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448577</text:p>
          </table:table-cell>
          <table:table-cell office:value-type="date" office:date-value="2023-11-13" calcext:value-type="date">
            <text:p>2023-11-13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774453</text:p>
          </table:table-cell>
          <table:table-cell office:value-type="date" office:date-value="2023-11-13" calcext:value-type="date">
            <text:p>2023-11-13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450699</text:p>
          </table:table-cell>
          <table:table-cell office:value-type="date" office:date-value="2023-11-13" calcext:value-type="date">
            <text:p>2023-11-13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229772</text:p>
          </table:table-cell>
          <table:table-cell office:value-type="date" office:date-value="2023-11-14" calcext:value-type="date">
            <text:p>2023-11-14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1036212</text:p>
          </table:table-cell>
          <table:table-cell office:value-type="date" office:date-value="2023-11-14" calcext:value-type="date">
            <text:p>2023-11-14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779579</text:p>
          </table:table-cell>
          <table:table-cell office:value-type="date" office:date-value="2023-11-14" calcext:value-type="date">
            <text:p>2023-11-14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498281</text:p>
          </table:table-cell>
          <table:table-cell office:value-type="date" office:date-value="2023-11-14" calcext:value-type="date">
            <text:p>2023-11-14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1031173</text:p>
          </table:table-cell>
          <table:table-cell office:value-type="date" office:date-value="2023-11-14" calcext:value-type="date">
            <text:p>2023-11-14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624375</text:p>
          </table:table-cell>
          <table:table-cell office:value-type="date" office:date-value="2023-11-14" calcext:value-type="date">
            <text:p>2023-11-14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660215</text:p>
          </table:table-cell>
          <table:table-cell office:value-type="date" office:date-value="2023-11-14" calcext:value-type="date">
            <text:p>2023-11-14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545385</text:p>
          </table:table-cell>
          <table:table-cell office:value-type="date" office:date-value="2023-11-14" calcext:value-type="date">
            <text:p>2023-11-14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271249</text:p>
          </table:table-cell>
          <table:table-cell office:value-type="date" office:date-value="2023-11-15" calcext:value-type="date">
            <text:p>2023-11-15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536437</text:p>
          </table:table-cell>
          <table:table-cell office:value-type="date" office:date-value="2023-11-15" calcext:value-type="date">
            <text:p>2023-11-15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409802</text:p>
          </table:table-cell>
          <table:table-cell office:value-type="date" office:date-value="2023-11-15" calcext:value-type="date">
            <text:p>2023-11-15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392928</text:p>
          </table:table-cell>
          <table:table-cell office:value-type="date" office:date-value="2023-11-16" calcext:value-type="date">
            <text:p>2023-11-16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646809</text:p>
          </table:table-cell>
          <table:table-cell office:value-type="date" office:date-value="2023-11-16" calcext:value-type="date">
            <text:p>2023-11-16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791951</text:p>
          </table:table-cell>
          <table:table-cell office:value-type="date" office:date-value="2023-11-16" calcext:value-type="date">
            <text:p>2023-11-16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003804</text:p>
          </table:table-cell>
          <table:table-cell office:value-type="date" office:date-value="2023-11-16" calcext:value-type="date">
            <text:p>2023-11-16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526369</text:p>
          </table:table-cell>
          <table:table-cell office:value-type="date" office:date-value="2023-11-17" calcext:value-type="date">
            <text:p>2023-11-17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629196</text:p>
          </table:table-cell>
          <table:table-cell office:value-type="date" office:date-value="2023-11-17" calcext:value-type="date">
            <text:p>2023-11-17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897702</text:p>
          </table:table-cell>
          <table:table-cell office:value-type="date" office:date-value="2023-11-17" calcext:value-type="date">
            <text:p>2023-11-17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1133100</text:p>
          </table:table-cell>
          <table:table-cell office:value-type="date" office:date-value="2023-11-18" calcext:value-type="date">
            <text:p>2023-11-18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060445</text:p>
          </table:table-cell>
          <table:table-cell office:value-type="date" office:date-value="2023-11-18" calcext:value-type="date">
            <text:p>2023-11-18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792255</text:p>
          </table:table-cell>
          <table:table-cell office:value-type="date" office:date-value="2023-11-18" calcext:value-type="date">
            <text:p>2023-11-18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437711</text:p>
          </table:table-cell>
          <table:table-cell office:value-type="date" office:date-value="2023-11-18" calcext:value-type="date">
            <text:p>2023-11-18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906556</text:p>
          </table:table-cell>
          <table:table-cell office:value-type="date" office:date-value="2023-11-19" calcext:value-type="date">
            <text:p>2023-11-19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904677</text:p>
          </table:table-cell>
          <table:table-cell office:value-type="date" office:date-value="2023-11-19" calcext:value-type="date">
            <text:p>2023-11-19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545683</text:p>
          </table:table-cell>
          <table:table-cell office:value-type="date" office:date-value="2023-11-20" calcext:value-type="date">
            <text:p>2023-11-20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887022</text:p>
          </table:table-cell>
          <table:table-cell office:value-type="date" office:date-value="2023-11-20" calcext:value-type="date">
            <text:p>2023-11-20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849974</text:p>
          </table:table-cell>
          <table:table-cell office:value-type="date" office:date-value="2023-11-20" calcext:value-type="date">
            <text:p>2023-11-20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636420</text:p>
          </table:table-cell>
          <table:table-cell office:value-type="date" office:date-value="2023-11-20" calcext:value-type="date">
            <text:p>2023-11-20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522215</text:p>
          </table:table-cell>
          <table:table-cell office:value-type="date" office:date-value="2023-11-21" calcext:value-type="date">
            <text:p>2023-11-21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081912</text:p>
          </table:table-cell>
          <table:table-cell office:value-type="date" office:date-value="2023-11-21" calcext:value-type="date">
            <text:p>2023-11-21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509632</text:p>
          </table:table-cell>
          <table:table-cell office:value-type="date" office:date-value="2023-11-21" calcext:value-type="date">
            <text:p>2023-11-21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430861</text:p>
          </table:table-cell>
          <table:table-cell office:value-type="date" office:date-value="2023-11-21" calcext:value-type="date">
            <text:p>2023-11-21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042370</text:p>
          </table:table-cell>
          <table:table-cell office:value-type="date" office:date-value="2023-11-21" calcext:value-type="date">
            <text:p>2023-11-21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1034823</text:p>
          </table:table-cell>
          <table:table-cell office:value-type="date" office:date-value="2023-11-21" calcext:value-type="date">
            <text:p>2023-11-21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114441</text:p>
          </table:table-cell>
          <table:table-cell office:value-type="date" office:date-value="2023-11-21" calcext:value-type="date">
            <text:p>2023-11-21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687852</text:p>
          </table:table-cell>
          <table:table-cell office:value-type="date" office:date-value="2023-11-21" calcext:value-type="date">
            <text:p>2023-11-21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062560</text:p>
          </table:table-cell>
          <table:table-cell office:value-type="date" office:date-value="2023-11-22" calcext:value-type="date">
            <text:p>2023-11-22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193324</text:p>
          </table:table-cell>
          <table:table-cell office:value-type="date" office:date-value="2023-11-22" calcext:value-type="date">
            <text:p>2023-11-22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473893</text:p>
          </table:table-cell>
          <table:table-cell office:value-type="date" office:date-value="2023-11-23" calcext:value-type="date">
            <text:p>2023-11-23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889503</text:p>
          </table:table-cell>
          <table:table-cell office:value-type="date" office:date-value="2023-11-23" calcext:value-type="date">
            <text:p>2023-11-23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832070</text:p>
          </table:table-cell>
          <table:table-cell office:value-type="date" office:date-value="2023-11-23" calcext:value-type="date">
            <text:p>2023-11-23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943348</text:p>
          </table:table-cell>
          <table:table-cell office:value-type="date" office:date-value="2023-11-24" calcext:value-type="date">
            <text:p>2023-11-24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1049500</text:p>
          </table:table-cell>
          <table:table-cell office:value-type="date" office:date-value="2023-11-24" calcext:value-type="date">
            <text:p>2023-11-24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851268</text:p>
          </table:table-cell>
          <table:table-cell office:value-type="date" office:date-value="2023-11-24" calcext:value-type="date">
            <text:p>2023-11-24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988664</text:p>
          </table:table-cell>
          <table:table-cell office:value-type="date" office:date-value="2023-11-24" calcext:value-type="date">
            <text:p>2023-11-24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454343</text:p>
          </table:table-cell>
          <table:table-cell office:value-type="date" office:date-value="2023-11-24" calcext:value-type="date">
            <text:p>2023-11-24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538891</text:p>
          </table:table-cell>
          <table:table-cell office:value-type="date" office:date-value="2023-11-24" calcext:value-type="date">
            <text:p>2023-11-24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442749</text:p>
          </table:table-cell>
          <table:table-cell office:value-type="date" office:date-value="2023-11-25" calcext:value-type="date">
            <text:p>2023-11-25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292073</text:p>
          </table:table-cell>
          <table:table-cell office:value-type="date" office:date-value="2023-11-25" calcext:value-type="date">
            <text:p>2023-11-25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131392</text:p>
          </table:table-cell>
          <table:table-cell office:value-type="date" office:date-value="2023-11-25" calcext:value-type="date">
            <text:p>2023-11-25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570658</text:p>
          </table:table-cell>
          <table:table-cell office:value-type="date" office:date-value="2023-11-26" calcext:value-type="date">
            <text:p>2023-11-26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582569</text:p>
          </table:table-cell>
          <table:table-cell office:value-type="date" office:date-value="2023-11-26" calcext:value-type="date">
            <text:p>2023-11-26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1024907</text:p>
          </table:table-cell>
          <table:table-cell office:value-type="date" office:date-value="2023-11-26" calcext:value-type="date">
            <text:p>2023-11-26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453146</text:p>
          </table:table-cell>
          <table:table-cell office:value-type="date" office:date-value="2023-11-26" calcext:value-type="date">
            <text:p>2023-11-26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000800</text:p>
          </table:table-cell>
          <table:table-cell office:value-type="date" office:date-value="2023-11-26" calcext:value-type="date">
            <text:p>2023-11-26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308360</text:p>
          </table:table-cell>
          <table:table-cell office:value-type="date" office:date-value="2023-11-26" calcext:value-type="date">
            <text:p>2023-11-26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540788</text:p>
          </table:table-cell>
          <table:table-cell office:value-type="date" office:date-value="2023-11-27" calcext:value-type="date">
            <text:p>2023-11-27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144882</text:p>
          </table:table-cell>
          <table:table-cell office:value-type="date" office:date-value="2023-11-27" calcext:value-type="date">
            <text:p>2023-11-27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476015</text:p>
          </table:table-cell>
          <table:table-cell office:value-type="date" office:date-value="2023-11-27" calcext:value-type="date">
            <text:p>2023-11-27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436939</text:p>
          </table:table-cell>
          <table:table-cell office:value-type="date" office:date-value="2023-11-27" calcext:value-type="date">
            <text:p>2023-11-27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262557</text:p>
          </table:table-cell>
          <table:table-cell office:value-type="date" office:date-value="2023-11-27" calcext:value-type="date">
            <text:p>2023-11-27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107530</text:p>
          </table:table-cell>
          <table:table-cell office:value-type="date" office:date-value="2023-11-28" calcext:value-type="date">
            <text:p>2023-11-28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542254</text:p>
          </table:table-cell>
          <table:table-cell office:value-type="date" office:date-value="2023-11-28" calcext:value-type="date">
            <text:p>2023-11-28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248607</text:p>
          </table:table-cell>
          <table:table-cell office:value-type="date" office:date-value="2023-11-28" calcext:value-type="date">
            <text:p>2023-11-28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981016</text:p>
          </table:table-cell>
          <table:table-cell office:value-type="date" office:date-value="2023-11-28" calcext:value-type="date">
            <text:p>2023-11-28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1070230</text:p>
          </table:table-cell>
          <table:table-cell office:value-type="date" office:date-value="2023-11-29" calcext:value-type="date">
            <text:p>2023-11-29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618041</text:p>
          </table:table-cell>
          <table:table-cell office:value-type="date" office:date-value="2023-11-29" calcext:value-type="date">
            <text:p>2023-11-29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544681</text:p>
          </table:table-cell>
          <table:table-cell office:value-type="date" office:date-value="2023-11-29" calcext:value-type="date">
            <text:p>2023-11-29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982648</text:p>
          </table:table-cell>
          <table:table-cell office:value-type="date" office:date-value="2023-11-29" calcext:value-type="date">
            <text:p>2023-11-29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1028633</text:p>
          </table:table-cell>
          <table:table-cell office:value-type="date" office:date-value="2023-11-30" calcext:value-type="date">
            <text:p>2023-11-30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405150</text:p>
          </table:table-cell>
          <table:table-cell office:value-type="date" office:date-value="2023-11-30" calcext:value-type="date">
            <text:p>2023-11-30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472541</text:p>
          </table:table-cell>
          <table:table-cell office:value-type="date" office:date-value="2023-12-01" calcext:value-type="date">
            <text:p>2023-12-01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588449</text:p>
          </table:table-cell>
          <table:table-cell office:value-type="date" office:date-value="2023-12-01" calcext:value-type="date">
            <text:p>2023-12-01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1060455</text:p>
          </table:table-cell>
          <table:table-cell office:value-type="date" office:date-value="2023-12-02" calcext:value-type="date">
            <text:p>2023-12-02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672698</text:p>
          </table:table-cell>
          <table:table-cell office:value-type="date" office:date-value="2023-12-02" calcext:value-type="date">
            <text:p>2023-12-02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269808</text:p>
          </table:table-cell>
          <table:table-cell office:value-type="date" office:date-value="2023-12-02" calcext:value-type="date">
            <text:p>2023-12-02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293665</text:p>
          </table:table-cell>
          <table:table-cell office:value-type="date" office:date-value="2023-12-02" calcext:value-type="date">
            <text:p>2023-12-02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189712</text:p>
          </table:table-cell>
          <table:table-cell office:value-type="date" office:date-value="2023-12-02" calcext:value-type="date">
            <text:p>2023-12-02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911719</text:p>
          </table:table-cell>
          <table:table-cell office:value-type="date" office:date-value="2023-12-03" calcext:value-type="date">
            <text:p>2023-12-03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295503</text:p>
          </table:table-cell>
          <table:table-cell office:value-type="date" office:date-value="2023-12-03" calcext:value-type="date">
            <text:p>2023-12-03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725833</text:p>
          </table:table-cell>
          <table:table-cell office:value-type="date" office:date-value="2023-12-03" calcext:value-type="date">
            <text:p>2023-12-03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042821</text:p>
          </table:table-cell>
          <table:table-cell office:value-type="date" office:date-value="2023-12-03" calcext:value-type="date">
            <text:p>2023-12-03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1089137</text:p>
          </table:table-cell>
          <table:table-cell office:value-type="date" office:date-value="2023-12-03" calcext:value-type="date">
            <text:p>2023-12-03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313967</text:p>
          </table:table-cell>
          <table:table-cell office:value-type="date" office:date-value="2023-12-04" calcext:value-type="date">
            <text:p>2023-12-04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473233</text:p>
          </table:table-cell>
          <table:table-cell office:value-type="date" office:date-value="2023-12-04" calcext:value-type="date">
            <text:p>2023-12-04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511258</text:p>
          </table:table-cell>
          <table:table-cell office:value-type="date" office:date-value="2023-12-04" calcext:value-type="date">
            <text:p>2023-12-04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207899</text:p>
          </table:table-cell>
          <table:table-cell office:value-type="date" office:date-value="2023-12-04" calcext:value-type="date">
            <text:p>2023-12-04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307552</text:p>
          </table:table-cell>
          <table:table-cell office:value-type="date" office:date-value="2023-12-04" calcext:value-type="date">
            <text:p>2023-12-04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810713</text:p>
          </table:table-cell>
          <table:table-cell office:value-type="date" office:date-value="2023-12-04" calcext:value-type="date">
            <text:p>2023-12-04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799689</text:p>
          </table:table-cell>
          <table:table-cell office:value-type="date" office:date-value="2023-12-04" calcext:value-type="date">
            <text:p>2023-12-04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1138143</text:p>
          </table:table-cell>
          <table:table-cell office:value-type="date" office:date-value="2023-12-05" calcext:value-type="date">
            <text:p>2023-12-05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132345</text:p>
          </table:table-cell>
          <table:table-cell office:value-type="date" office:date-value="2023-12-05" calcext:value-type="date">
            <text:p>2023-12-05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620159</text:p>
          </table:table-cell>
          <table:table-cell office:value-type="date" office:date-value="2023-12-05" calcext:value-type="date">
            <text:p>2023-12-05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1117083</text:p>
          </table:table-cell>
          <table:table-cell office:value-type="date" office:date-value="2023-12-05" calcext:value-type="date">
            <text:p>2023-12-05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1148692</text:p>
          </table:table-cell>
          <table:table-cell office:value-type="date" office:date-value="2023-12-05" calcext:value-type="date">
            <text:p>2023-12-05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154615</text:p>
          </table:table-cell>
          <table:table-cell office:value-type="date" office:date-value="2023-12-05" calcext:value-type="date">
            <text:p>2023-12-05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165813</text:p>
          </table:table-cell>
          <table:table-cell office:value-type="date" office:date-value="2023-12-05" calcext:value-type="date">
            <text:p>2023-12-05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104898</text:p>
          </table:table-cell>
          <table:table-cell office:value-type="date" office:date-value="2023-12-05" calcext:value-type="date">
            <text:p>2023-12-05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438086</text:p>
          </table:table-cell>
          <table:table-cell office:value-type="date" office:date-value="2023-12-06" calcext:value-type="date">
            <text:p>2023-12-06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944355</text:p>
          </table:table-cell>
          <table:table-cell office:value-type="date" office:date-value="2023-12-06" calcext:value-type="date">
            <text:p>2023-12-06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172055</text:p>
          </table:table-cell>
          <table:table-cell office:value-type="date" office:date-value="2023-12-06" calcext:value-type="date">
            <text:p>2023-12-06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803763</text:p>
          </table:table-cell>
          <table:table-cell office:value-type="date" office:date-value="2023-12-06" calcext:value-type="date">
            <text:p>2023-12-06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361018</text:p>
          </table:table-cell>
          <table:table-cell office:value-type="date" office:date-value="2023-12-06" calcext:value-type="date">
            <text:p>2023-12-06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874404</text:p>
          </table:table-cell>
          <table:table-cell office:value-type="date" office:date-value="2023-12-06" calcext:value-type="date">
            <text:p>2023-12-06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1097331</text:p>
          </table:table-cell>
          <table:table-cell office:value-type="date" office:date-value="2023-12-07" calcext:value-type="date">
            <text:p>2023-12-07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138974</text:p>
          </table:table-cell>
          <table:table-cell office:value-type="date" office:date-value="2023-12-07" calcext:value-type="date">
            <text:p>2023-12-07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952051</text:p>
          </table:table-cell>
          <table:table-cell office:value-type="date" office:date-value="2023-12-07" calcext:value-type="date">
            <text:p>2023-12-07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940217</text:p>
          </table:table-cell>
          <table:table-cell office:value-type="date" office:date-value="2023-12-07" calcext:value-type="date">
            <text:p>2023-12-07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274420</text:p>
          </table:table-cell>
          <table:table-cell office:value-type="date" office:date-value="2023-12-08" calcext:value-type="date">
            <text:p>2023-12-08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233746</text:p>
          </table:table-cell>
          <table:table-cell office:value-type="date" office:date-value="2023-12-08" calcext:value-type="date">
            <text:p>2023-12-08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1023913</text:p>
          </table:table-cell>
          <table:table-cell office:value-type="date" office:date-value="2023-12-08" calcext:value-type="date">
            <text:p>2023-12-08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705509</text:p>
          </table:table-cell>
          <table:table-cell office:value-type="date" office:date-value="2023-12-08" calcext:value-type="date">
            <text:p>2023-12-08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194694</text:p>
          </table:table-cell>
          <table:table-cell office:value-type="date" office:date-value="2023-12-08" calcext:value-type="date">
            <text:p>2023-12-08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701093</text:p>
          </table:table-cell>
          <table:table-cell office:value-type="date" office:date-value="2023-12-08" calcext:value-type="date">
            <text:p>2023-12-08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769403</text:p>
          </table:table-cell>
          <table:table-cell office:value-type="date" office:date-value="2023-12-08" calcext:value-type="date">
            <text:p>2023-12-08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032900</text:p>
          </table:table-cell>
          <table:table-cell office:value-type="date" office:date-value="2023-12-09" calcext:value-type="date">
            <text:p>2023-12-09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1017206</text:p>
          </table:table-cell>
          <table:table-cell office:value-type="date" office:date-value="2023-12-09" calcext:value-type="date">
            <text:p>2023-12-09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984143</text:p>
          </table:table-cell>
          <table:table-cell office:value-type="date" office:date-value="2023-12-09" calcext:value-type="date">
            <text:p>2023-12-09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625529</text:p>
          </table:table-cell>
          <table:table-cell office:value-type="date" office:date-value="2023-12-09" calcext:value-type="date">
            <text:p>2023-12-09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358213</text:p>
          </table:table-cell>
          <table:table-cell office:value-type="date" office:date-value="2023-12-09" calcext:value-type="date">
            <text:p>2023-12-09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103202</text:p>
          </table:table-cell>
          <table:table-cell office:value-type="date" office:date-value="2023-12-09" calcext:value-type="date">
            <text:p>2023-12-09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1088749</text:p>
          </table:table-cell>
          <table:table-cell office:value-type="date" office:date-value="2023-12-09" calcext:value-type="date">
            <text:p>2023-12-09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051063</text:p>
          </table:table-cell>
          <table:table-cell office:value-type="date" office:date-value="2023-12-09" calcext:value-type="date">
            <text:p>2023-12-09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277010</text:p>
          </table:table-cell>
          <table:table-cell office:value-type="date" office:date-value="2023-12-10" calcext:value-type="date">
            <text:p>2023-12-10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414837</text:p>
          </table:table-cell>
          <table:table-cell office:value-type="date" office:date-value="2023-12-10" calcext:value-type="date">
            <text:p>2023-12-10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673281</text:p>
          </table:table-cell>
          <table:table-cell office:value-type="date" office:date-value="2023-12-10" calcext:value-type="date">
            <text:p>2023-12-10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1024144</text:p>
          </table:table-cell>
          <table:table-cell office:value-type="date" office:date-value="2023-12-11" calcext:value-type="date">
            <text:p>2023-12-11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487487</text:p>
          </table:table-cell>
          <table:table-cell office:value-type="date" office:date-value="2023-12-11" calcext:value-type="date">
            <text:p>2023-12-11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915442</text:p>
          </table:table-cell>
          <table:table-cell office:value-type="date" office:date-value="2023-12-11" calcext:value-type="date">
            <text:p>2023-12-11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1006227</text:p>
          </table:table-cell>
          <table:table-cell office:value-type="date" office:date-value="2023-12-11" calcext:value-type="date">
            <text:p>2023-12-11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843043</text:p>
          </table:table-cell>
          <table:table-cell office:value-type="date" office:date-value="2023-12-11" calcext:value-type="date">
            <text:p>2023-12-11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576899</text:p>
          </table:table-cell>
          <table:table-cell office:value-type="date" office:date-value="2023-12-11" calcext:value-type="date">
            <text:p>2023-12-11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624476</text:p>
          </table:table-cell>
          <table:table-cell office:value-type="date" office:date-value="2023-12-12" calcext:value-type="date">
            <text:p>2023-12-12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828545</text:p>
          </table:table-cell>
          <table:table-cell office:value-type="date" office:date-value="2023-12-12" calcext:value-type="date">
            <text:p>2023-12-12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993819</text:p>
          </table:table-cell>
          <table:table-cell office:value-type="date" office:date-value="2023-12-12" calcext:value-type="date">
            <text:p>2023-12-12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806793</text:p>
          </table:table-cell>
          <table:table-cell office:value-type="date" office:date-value="2023-12-12" calcext:value-type="date">
            <text:p>2023-12-12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1023980</text:p>
          </table:table-cell>
          <table:table-cell office:value-type="date" office:date-value="2023-12-12" calcext:value-type="date">
            <text:p>2023-12-12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1120729</text:p>
          </table:table-cell>
          <table:table-cell office:value-type="date" office:date-value="2023-12-12" calcext:value-type="date">
            <text:p>2023-12-12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005328</text:p>
          </table:table-cell>
          <table:table-cell office:value-type="date" office:date-value="2023-12-12" calcext:value-type="date">
            <text:p>2023-12-12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109187</text:p>
          </table:table-cell>
          <table:table-cell office:value-type="date" office:date-value="2023-12-12" calcext:value-type="date">
            <text:p>2023-12-12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041032</text:p>
          </table:table-cell>
          <table:table-cell office:value-type="date" office:date-value="2023-12-13" calcext:value-type="date">
            <text:p>2023-12-13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1012346</text:p>
          </table:table-cell>
          <table:table-cell office:value-type="date" office:date-value="2023-12-13" calcext:value-type="date">
            <text:p>2023-12-13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1056509</text:p>
          </table:table-cell>
          <table:table-cell office:value-type="date" office:date-value="2023-12-13" calcext:value-type="date">
            <text:p>2023-12-13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566538</text:p>
          </table:table-cell>
          <table:table-cell office:value-type="date" office:date-value="2023-12-13" calcext:value-type="date">
            <text:p>2023-12-13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1100834</text:p>
          </table:table-cell>
          <table:table-cell office:value-type="date" office:date-value="2023-12-13" calcext:value-type="date">
            <text:p>2023-12-13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334823</text:p>
          </table:table-cell>
          <table:table-cell office:value-type="date" office:date-value="2023-12-13" calcext:value-type="date">
            <text:p>2023-12-13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463387</text:p>
          </table:table-cell>
          <table:table-cell office:value-type="date" office:date-value="2023-12-13" calcext:value-type="date">
            <text:p>2023-12-13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884190</text:p>
          </table:table-cell>
          <table:table-cell office:value-type="date" office:date-value="2023-12-13" calcext:value-type="date">
            <text:p>2023-12-13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531246</text:p>
          </table:table-cell>
          <table:table-cell office:value-type="date" office:date-value="2023-12-13" calcext:value-type="date">
            <text:p>2023-12-13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569350</text:p>
          </table:table-cell>
          <table:table-cell office:value-type="date" office:date-value="2023-12-13" calcext:value-type="date">
            <text:p>2023-12-13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747815</text:p>
          </table:table-cell>
          <table:table-cell office:value-type="date" office:date-value="2023-12-13" calcext:value-type="date">
            <text:p>2023-12-13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291237</text:p>
          </table:table-cell>
          <table:table-cell office:value-type="date" office:date-value="2023-12-14" calcext:value-type="date">
            <text:p>2023-12-14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907151</text:p>
          </table:table-cell>
          <table:table-cell office:value-type="date" office:date-value="2023-12-14" calcext:value-type="date">
            <text:p>2023-12-14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641479</text:p>
          </table:table-cell>
          <table:table-cell office:value-type="date" office:date-value="2023-12-14" calcext:value-type="date">
            <text:p>2023-12-14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1063214</text:p>
          </table:table-cell>
          <table:table-cell office:value-type="date" office:date-value="2023-12-14" calcext:value-type="date">
            <text:p>2023-12-14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298240</text:p>
          </table:table-cell>
          <table:table-cell office:value-type="date" office:date-value="2023-12-14" calcext:value-type="date">
            <text:p>2023-12-14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874407</text:p>
          </table:table-cell>
          <table:table-cell office:value-type="date" office:date-value="2023-12-15" calcext:value-type="date">
            <text:p>2023-12-15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616987</text:p>
          </table:table-cell>
          <table:table-cell office:value-type="date" office:date-value="2023-12-15" calcext:value-type="date">
            <text:p>2023-12-15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676139</text:p>
          </table:table-cell>
          <table:table-cell office:value-type="date" office:date-value="2023-12-15" calcext:value-type="date">
            <text:p>2023-12-15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887261</text:p>
          </table:table-cell>
          <table:table-cell office:value-type="date" office:date-value="2023-12-15" calcext:value-type="date">
            <text:p>2023-12-15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371784</text:p>
          </table:table-cell>
          <table:table-cell office:value-type="date" office:date-value="2023-12-15" calcext:value-type="date">
            <text:p>2023-12-15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443122</text:p>
          </table:table-cell>
          <table:table-cell office:value-type="date" office:date-value="2023-12-15" calcext:value-type="date">
            <text:p>2023-12-15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1004864</text:p>
          </table:table-cell>
          <table:table-cell office:value-type="date" office:date-value="2023-12-15" calcext:value-type="date">
            <text:p>2023-12-15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096885</text:p>
          </table:table-cell>
          <table:table-cell office:value-type="date" office:date-value="2023-12-16" calcext:value-type="date">
            <text:p>2023-12-16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105585</text:p>
          </table:table-cell>
          <table:table-cell office:value-type="date" office:date-value="2023-12-16" calcext:value-type="date">
            <text:p>2023-12-16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926062</text:p>
          </table:table-cell>
          <table:table-cell office:value-type="date" office:date-value="2023-12-16" calcext:value-type="date">
            <text:p>2023-12-16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305705</text:p>
          </table:table-cell>
          <table:table-cell office:value-type="date" office:date-value="2023-12-16" calcext:value-type="date">
            <text:p>2023-12-16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703242</text:p>
          </table:table-cell>
          <table:table-cell office:value-type="date" office:date-value="2023-12-16" calcext:value-type="date">
            <text:p>2023-12-16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002689</text:p>
          </table:table-cell>
          <table:table-cell office:value-type="date" office:date-value="2023-12-16" calcext:value-type="date">
            <text:p>2023-12-16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525342</text:p>
          </table:table-cell>
          <table:table-cell office:value-type="date" office:date-value="2023-12-16" calcext:value-type="date">
            <text:p>2023-12-16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796378</text:p>
          </table:table-cell>
          <table:table-cell office:value-type="date" office:date-value="2023-12-16" calcext:value-type="date">
            <text:p>2023-12-16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249138</text:p>
          </table:table-cell>
          <table:table-cell office:value-type="date" office:date-value="2023-12-16" calcext:value-type="date">
            <text:p>2023-12-16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059850</text:p>
          </table:table-cell>
          <table:table-cell office:value-type="date" office:date-value="2023-12-17" calcext:value-type="date">
            <text:p>2023-12-17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363216</text:p>
          </table:table-cell>
          <table:table-cell office:value-type="date" office:date-value="2023-12-17" calcext:value-type="date">
            <text:p>2023-12-17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641922</text:p>
          </table:table-cell>
          <table:table-cell office:value-type="date" office:date-value="2023-12-17" calcext:value-type="date">
            <text:p>2023-12-17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207355</text:p>
          </table:table-cell>
          <table:table-cell office:value-type="date" office:date-value="2023-12-17" calcext:value-type="date">
            <text:p>2023-12-17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045047</text:p>
          </table:table-cell>
          <table:table-cell office:value-type="date" office:date-value="2023-12-17" calcext:value-type="date">
            <text:p>2023-12-17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772834</text:p>
          </table:table-cell>
          <table:table-cell office:value-type="date" office:date-value="2023-12-18" calcext:value-type="date">
            <text:p>2023-12-18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1150798</text:p>
          </table:table-cell>
          <table:table-cell office:value-type="date" office:date-value="2023-12-18" calcext:value-type="date">
            <text:p>2023-12-18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928018</text:p>
          </table:table-cell>
          <table:table-cell office:value-type="date" office:date-value="2023-12-18" calcext:value-type="date">
            <text:p>2023-12-18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649798</text:p>
          </table:table-cell>
          <table:table-cell office:value-type="date" office:date-value="2023-12-18" calcext:value-type="date">
            <text:p>2023-12-18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457550</text:p>
          </table:table-cell>
          <table:table-cell office:value-type="date" office:date-value="2023-12-18" calcext:value-type="date">
            <text:p>2023-12-18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1003765</text:p>
          </table:table-cell>
          <table:table-cell office:value-type="date" office:date-value="2023-12-18" calcext:value-type="date">
            <text:p>2023-12-18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683175</text:p>
          </table:table-cell>
          <table:table-cell office:value-type="date" office:date-value="2023-12-18" calcext:value-type="date">
            <text:p>2023-12-18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694041</text:p>
          </table:table-cell>
          <table:table-cell office:value-type="date" office:date-value="2023-12-18" calcext:value-type="date">
            <text:p>2023-12-18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288127</text:p>
          </table:table-cell>
          <table:table-cell office:value-type="date" office:date-value="2023-12-19" calcext:value-type="date">
            <text:p>2023-12-19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868626</text:p>
          </table:table-cell>
          <table:table-cell office:value-type="date" office:date-value="2023-12-19" calcext:value-type="date">
            <text:p>2023-12-19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976418</text:p>
          </table:table-cell>
          <table:table-cell office:value-type="date" office:date-value="2023-12-20" calcext:value-type="date">
            <text:p>2023-12-20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237043</text:p>
          </table:table-cell>
          <table:table-cell office:value-type="date" office:date-value="2023-12-20" calcext:value-type="date">
            <text:p>2023-12-20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765621</text:p>
          </table:table-cell>
          <table:table-cell office:value-type="date" office:date-value="2023-12-20" calcext:value-type="date">
            <text:p>2023-12-20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963244</text:p>
          </table:table-cell>
          <table:table-cell office:value-type="date" office:date-value="2023-12-20" calcext:value-type="date">
            <text:p>2023-12-20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447169</text:p>
          </table:table-cell>
          <table:table-cell office:value-type="date" office:date-value="2023-12-21" calcext:value-type="date">
            <text:p>2023-12-21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971442</text:p>
          </table:table-cell>
          <table:table-cell office:value-type="date" office:date-value="2023-12-21" calcext:value-type="date">
            <text:p>2023-12-21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235243</text:p>
          </table:table-cell>
          <table:table-cell office:value-type="date" office:date-value="2023-12-21" calcext:value-type="date">
            <text:p>2023-12-21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544076</text:p>
          </table:table-cell>
          <table:table-cell office:value-type="date" office:date-value="2023-12-22" calcext:value-type="date">
            <text:p>2023-12-22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398250</text:p>
          </table:table-cell>
          <table:table-cell office:value-type="date" office:date-value="2023-12-22" calcext:value-type="date">
            <text:p>2023-12-22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379500</text:p>
          </table:table-cell>
          <table:table-cell office:value-type="date" office:date-value="2023-12-22" calcext:value-type="date">
            <text:p>2023-12-22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447786</text:p>
          </table:table-cell>
          <table:table-cell office:value-type="date" office:date-value="2023-12-22" calcext:value-type="date">
            <text:p>2023-12-22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1063098</text:p>
          </table:table-cell>
          <table:table-cell office:value-type="date" office:date-value="2023-12-22" calcext:value-type="date">
            <text:p>2023-12-22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055643</text:p>
          </table:table-cell>
          <table:table-cell office:value-type="date" office:date-value="2023-12-22" calcext:value-type="date">
            <text:p>2023-12-22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916851</text:p>
          </table:table-cell>
          <table:table-cell office:value-type="date" office:date-value="2023-12-22" calcext:value-type="date">
            <text:p>2023-12-22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975393</text:p>
          </table:table-cell>
          <table:table-cell office:value-type="date" office:date-value="2023-12-23" calcext:value-type="date">
            <text:p>2023-12-23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014677</text:p>
          </table:table-cell>
          <table:table-cell office:value-type="date" office:date-value="2023-12-23" calcext:value-type="date">
            <text:p>2023-12-23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021156</text:p>
          </table:table-cell>
          <table:table-cell office:value-type="date" office:date-value="2023-12-23" calcext:value-type="date">
            <text:p>2023-12-23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682232</text:p>
          </table:table-cell>
          <table:table-cell office:value-type="date" office:date-value="2023-12-23" calcext:value-type="date">
            <text:p>2023-12-23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344921</text:p>
          </table:table-cell>
          <table:table-cell office:value-type="date" office:date-value="2023-12-23" calcext:value-type="date">
            <text:p>2023-12-23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898650</text:p>
          </table:table-cell>
          <table:table-cell office:value-type="date" office:date-value="2023-12-24" calcext:value-type="date">
            <text:p>2023-12-24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582034</text:p>
          </table:table-cell>
          <table:table-cell office:value-type="date" office:date-value="2023-12-26" calcext:value-type="date">
            <text:p>2023-12-26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284585</text:p>
          </table:table-cell>
          <table:table-cell office:value-type="date" office:date-value="2023-12-26" calcext:value-type="date">
            <text:p>2023-12-26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1086749</text:p>
          </table:table-cell>
          <table:table-cell office:value-type="date" office:date-value="2023-12-26" calcext:value-type="date">
            <text:p>2023-12-26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430859</text:p>
          </table:table-cell>
          <table:table-cell office:value-type="date" office:date-value="2023-12-26" calcext:value-type="date">
            <text:p>2023-12-26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552766</text:p>
          </table:table-cell>
          <table:table-cell office:value-type="date" office:date-value="2023-12-26" calcext:value-type="date">
            <text:p>2023-12-26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883906</text:p>
          </table:table-cell>
          <table:table-cell office:value-type="date" office:date-value="2023-12-26" calcext:value-type="date">
            <text:p>2023-12-26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610754</text:p>
          </table:table-cell>
          <table:table-cell office:value-type="date" office:date-value="2023-12-26" calcext:value-type="date">
            <text:p>2023-12-26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671862</text:p>
          </table:table-cell>
          <table:table-cell office:value-type="date" office:date-value="2023-12-27" calcext:value-type="date">
            <text:p>2023-12-27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748647</text:p>
          </table:table-cell>
          <table:table-cell office:value-type="date" office:date-value="2023-12-27" calcext:value-type="date">
            <text:p>2023-12-27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455813</text:p>
          </table:table-cell>
          <table:table-cell office:value-type="date" office:date-value="2023-12-27" calcext:value-type="date">
            <text:p>2023-12-27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329510</text:p>
          </table:table-cell>
          <table:table-cell office:value-type="date" office:date-value="2023-12-27" calcext:value-type="date">
            <text:p>2023-12-27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486749</text:p>
          </table:table-cell>
          <table:table-cell office:value-type="date" office:date-value="2023-12-27" calcext:value-type="date">
            <text:p>2023-12-27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581419</text:p>
          </table:table-cell>
          <table:table-cell office:value-type="date" office:date-value="2023-12-28" calcext:value-type="date">
            <text:p>2023-12-28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978460</text:p>
          </table:table-cell>
          <table:table-cell office:value-type="date" office:date-value="2023-12-28" calcext:value-type="date">
            <text:p>2023-12-28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1146639</text:p>
          </table:table-cell>
          <table:table-cell office:value-type="date" office:date-value="2023-12-28" calcext:value-type="date">
            <text:p>2023-12-28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063578</text:p>
          </table:table-cell>
          <table:table-cell office:value-type="date" office:date-value="2023-12-28" calcext:value-type="date">
            <text:p>2023-12-28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1107116</text:p>
          </table:table-cell>
          <table:table-cell office:value-type="date" office:date-value="2023-12-28" calcext:value-type="date">
            <text:p>2023-12-28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241503</text:p>
          </table:table-cell>
          <table:table-cell office:value-type="date" office:date-value="2023-12-28" calcext:value-type="date">
            <text:p>2023-12-28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335330</text:p>
          </table:table-cell>
          <table:table-cell office:value-type="date" office:date-value="2023-12-28" calcext:value-type="date">
            <text:p>2023-12-28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023472</text:p>
          </table:table-cell>
          <table:table-cell office:value-type="date" office:date-value="2023-12-28" calcext:value-type="date">
            <text:p>2023-12-28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1118089</text:p>
          </table:table-cell>
          <table:table-cell office:value-type="date" office:date-value="2023-12-29" calcext:value-type="date">
            <text:p>2023-12-29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761513</text:p>
          </table:table-cell>
          <table:table-cell office:value-type="date" office:date-value="2023-12-29" calcext:value-type="date">
            <text:p>2023-12-29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236438</text:p>
          </table:table-cell>
          <table:table-cell office:value-type="date" office:date-value="2023-12-29" calcext:value-type="date">
            <text:p>2023-12-29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691004</text:p>
          </table:table-cell>
          <table:table-cell office:value-type="date" office:date-value="2023-12-29" calcext:value-type="date">
            <text:p>2023-12-29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689273</text:p>
          </table:table-cell>
          <table:table-cell office:value-type="date" office:date-value="2023-12-29" calcext:value-type="date">
            <text:p>2023-12-29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1117361</text:p>
          </table:table-cell>
          <table:table-cell office:value-type="date" office:date-value="2023-12-29" calcext:value-type="date">
            <text:p>2023-12-29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889358</text:p>
          </table:table-cell>
          <table:table-cell office:value-type="date" office:date-value="2023-12-30" calcext:value-type="date">
            <text:p>2023-12-30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937498</text:p>
          </table:table-cell>
          <table:table-cell office:value-type="date" office:date-value="2023-12-30" calcext:value-type="date">
            <text:p>2023-12-30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622410</text:p>
          </table:table-cell>
          <table:table-cell office:value-type="date" office:date-value="2023-12-30" calcext:value-type="date">
            <text:p>2023-12-30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996967</text:p>
          </table:table-cell>
          <table:table-cell office:value-type="date" office:date-value="2023-12-30" calcext:value-type="date">
            <text:p>2023-12-30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1121520</text:p>
          </table:table-cell>
          <table:table-cell office:value-type="date" office:date-value="2023-12-30" calcext:value-type="date">
            <text:p>2023-12-30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793610</text:p>
          </table:table-cell>
          <table:table-cell office:value-type="date" office:date-value="2023-12-30" calcext:value-type="date">
            <text:p>2023-12-30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1094773</text:p>
          </table:table-cell>
          <table:table-cell office:value-type="date" office:date-value="2023-12-30" calcext:value-type="date">
            <text:p>2023-12-30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088549</text:p>
          </table:table-cell>
          <table:table-cell office:value-type="date" office:date-value="2023-12-31" calcext:value-type="date">
            <text:p>2023-12-31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898607</text:p>
          </table:table-cell>
          <table:table-cell office:value-type="date" office:date-value="2023-12-31" calcext:value-type="date">
            <text:p>2023-12-31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973796</text:p>
          </table:table-cell>
          <table:table-cell office:value-type="date" office:date-value="2023-12-31" calcext:value-type="date">
            <text:p>2023-12-31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133504</text:p>
          </table:table-cell>
          <table:table-cell office:value-type="date" office:date-value="2023-12-31" calcext:value-type="date">
            <text:p>2023-12-31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593743</text:p>
          </table:table-cell>
          <table:table-cell office:value-type="date" office:date-value="2024-01-01" calcext:value-type="date">
            <text:p>2024-01-01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650464</text:p>
          </table:table-cell>
          <table:table-cell office:value-type="date" office:date-value="2024-01-01" calcext:value-type="date">
            <text:p>2024-01-01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918003</text:p>
          </table:table-cell>
          <table:table-cell office:value-type="date" office:date-value="2024-01-01" calcext:value-type="date">
            <text:p>2024-01-01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359937</text:p>
          </table:table-cell>
          <table:table-cell office:value-type="date" office:date-value="2024-01-02" calcext:value-type="date">
            <text:p>2024-01-02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443899</text:p>
          </table:table-cell>
          <table:table-cell office:value-type="date" office:date-value="2024-01-02" calcext:value-type="date">
            <text:p>2024-01-02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987921</text:p>
          </table:table-cell>
          <table:table-cell office:value-type="date" office:date-value="2024-01-02" calcext:value-type="date">
            <text:p>2024-01-02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979559</text:p>
          </table:table-cell>
          <table:table-cell office:value-type="date" office:date-value="2024-01-02" calcext:value-type="date">
            <text:p>2024-01-02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816165</text:p>
          </table:table-cell>
          <table:table-cell office:value-type="date" office:date-value="2024-01-02" calcext:value-type="date">
            <text:p>2024-01-02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513663</text:p>
          </table:table-cell>
          <table:table-cell office:value-type="date" office:date-value="2024-01-02" calcext:value-type="date">
            <text:p>2024-01-02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1148527</text:p>
          </table:table-cell>
          <table:table-cell office:value-type="date" office:date-value="2024-01-02" calcext:value-type="date">
            <text:p>2024-01-02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872442</text:p>
          </table:table-cell>
          <table:table-cell office:value-type="date" office:date-value="2024-01-03" calcext:value-type="date">
            <text:p>2024-01-03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409498</text:p>
          </table:table-cell>
          <table:table-cell office:value-type="date" office:date-value="2024-01-03" calcext:value-type="date">
            <text:p>2024-01-03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784233</text:p>
          </table:table-cell>
          <table:table-cell office:value-type="date" office:date-value="2024-01-03" calcext:value-type="date">
            <text:p>2024-01-03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234734</text:p>
          </table:table-cell>
          <table:table-cell office:value-type="date" office:date-value="2024-01-03" calcext:value-type="date">
            <text:p>2024-01-03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223520</text:p>
          </table:table-cell>
          <table:table-cell office:value-type="date" office:date-value="2024-01-03" calcext:value-type="date">
            <text:p>2024-01-03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1015288</text:p>
          </table:table-cell>
          <table:table-cell office:value-type="date" office:date-value="2024-01-03" calcext:value-type="date">
            <text:p>2024-01-03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263982</text:p>
          </table:table-cell>
          <table:table-cell office:value-type="date" office:date-value="2024-01-03" calcext:value-type="date">
            <text:p>2024-01-03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1108537</text:p>
          </table:table-cell>
          <table:table-cell office:value-type="date" office:date-value="2024-01-04" calcext:value-type="date">
            <text:p>2024-01-04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441084</text:p>
          </table:table-cell>
          <table:table-cell office:value-type="date" office:date-value="2024-01-04" calcext:value-type="date">
            <text:p>2024-01-04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1023421</text:p>
          </table:table-cell>
          <table:table-cell office:value-type="date" office:date-value="2024-01-04" calcext:value-type="date">
            <text:p>2024-01-04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181116</text:p>
          </table:table-cell>
          <table:table-cell office:value-type="date" office:date-value="2024-01-04" calcext:value-type="date">
            <text:p>2024-01-04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243374</text:p>
          </table:table-cell>
          <table:table-cell office:value-type="date" office:date-value="2024-01-04" calcext:value-type="date">
            <text:p>2024-01-04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416357</text:p>
          </table:table-cell>
          <table:table-cell office:value-type="date" office:date-value="2024-01-04" calcext:value-type="date">
            <text:p>2024-01-04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052584</text:p>
          </table:table-cell>
          <table:table-cell office:value-type="date" office:date-value="2024-01-04" calcext:value-type="date">
            <text:p>2024-01-04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247561</text:p>
          </table:table-cell>
          <table:table-cell office:value-type="date" office:date-value="2024-01-05" calcext:value-type="date">
            <text:p>2024-01-05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902089</text:p>
          </table:table-cell>
          <table:table-cell office:value-type="date" office:date-value="2024-01-05" calcext:value-type="date">
            <text:p>2024-01-05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958562</text:p>
          </table:table-cell>
          <table:table-cell office:value-type="date" office:date-value="2024-01-05" calcext:value-type="date">
            <text:p>2024-01-05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084142</text:p>
          </table:table-cell>
          <table:table-cell office:value-type="date" office:date-value="2024-01-05" calcext:value-type="date">
            <text:p>2024-01-05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1135708</text:p>
          </table:table-cell>
          <table:table-cell office:value-type="date" office:date-value="2024-01-05" calcext:value-type="date">
            <text:p>2024-01-05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109208</text:p>
          </table:table-cell>
          <table:table-cell office:value-type="date" office:date-value="2024-01-05" calcext:value-type="date">
            <text:p>2024-01-05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1030533</text:p>
          </table:table-cell>
          <table:table-cell office:value-type="date" office:date-value="2024-01-05" calcext:value-type="date">
            <text:p>2024-01-05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772567</text:p>
          </table:table-cell>
          <table:table-cell office:value-type="date" office:date-value="2024-01-05" calcext:value-type="date">
            <text:p>2024-01-05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495776</text:p>
          </table:table-cell>
          <table:table-cell office:value-type="date" office:date-value="2024-01-06" calcext:value-type="date">
            <text:p>2024-01-06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403702</text:p>
          </table:table-cell>
          <table:table-cell office:value-type="date" office:date-value="2024-01-06" calcext:value-type="date">
            <text:p>2024-01-06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309173</text:p>
          </table:table-cell>
          <table:table-cell office:value-type="date" office:date-value="2024-01-06" calcext:value-type="date">
            <text:p>2024-01-06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958189</text:p>
          </table:table-cell>
          <table:table-cell office:value-type="date" office:date-value="2024-01-06" calcext:value-type="date">
            <text:p>2024-01-06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1132540</text:p>
          </table:table-cell>
          <table:table-cell office:value-type="date" office:date-value="2024-01-07" calcext:value-type="date">
            <text:p>2024-01-07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123824</text:p>
          </table:table-cell>
          <table:table-cell office:value-type="date" office:date-value="2024-01-08" calcext:value-type="date">
            <text:p>2024-01-08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122817</text:p>
          </table:table-cell>
          <table:table-cell office:value-type="date" office:date-value="2024-01-08" calcext:value-type="date">
            <text:p>2024-01-08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940755</text:p>
          </table:table-cell>
          <table:table-cell office:value-type="date" office:date-value="2024-01-08" calcext:value-type="date">
            <text:p>2024-01-08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1001315</text:p>
          </table:table-cell>
          <table:table-cell office:value-type="date" office:date-value="2024-01-08" calcext:value-type="date">
            <text:p>2024-01-08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795354</text:p>
          </table:table-cell>
          <table:table-cell office:value-type="date" office:date-value="2024-01-09" calcext:value-type="date">
            <text:p>2024-01-09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415735</text:p>
          </table:table-cell>
          <table:table-cell office:value-type="date" office:date-value="2024-01-09" calcext:value-type="date">
            <text:p>2024-01-09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952452</text:p>
          </table:table-cell>
          <table:table-cell office:value-type="date" office:date-value="2024-01-09" calcext:value-type="date">
            <text:p>2024-01-09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573394</text:p>
          </table:table-cell>
          <table:table-cell office:value-type="date" office:date-value="2024-01-09" calcext:value-type="date">
            <text:p>2024-01-09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685395</text:p>
          </table:table-cell>
          <table:table-cell office:value-type="date" office:date-value="2024-01-09" calcext:value-type="date">
            <text:p>2024-01-09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651469</text:p>
          </table:table-cell>
          <table:table-cell office:value-type="date" office:date-value="2024-01-10" calcext:value-type="date">
            <text:p>2024-01-10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555389</text:p>
          </table:table-cell>
          <table:table-cell office:value-type="date" office:date-value="2024-01-10" calcext:value-type="date">
            <text:p>2024-01-10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033458</text:p>
          </table:table-cell>
          <table:table-cell office:value-type="date" office:date-value="2024-01-10" calcext:value-type="date">
            <text:p>2024-01-10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1127853</text:p>
          </table:table-cell>
          <table:table-cell office:value-type="date" office:date-value="2024-01-10" calcext:value-type="date">
            <text:p>2024-01-10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1127972</text:p>
          </table:table-cell>
          <table:table-cell office:value-type="date" office:date-value="2024-01-10" calcext:value-type="date">
            <text:p>2024-01-10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062227</text:p>
          </table:table-cell>
          <table:table-cell office:value-type="date" office:date-value="2024-01-10" calcext:value-type="date">
            <text:p>2024-01-10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806905</text:p>
          </table:table-cell>
          <table:table-cell office:value-type="date" office:date-value="2024-01-11" calcext:value-type="date">
            <text:p>2024-01-11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1114487</text:p>
          </table:table-cell>
          <table:table-cell office:value-type="date" office:date-value="2024-01-11" calcext:value-type="date">
            <text:p>2024-01-11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421636</text:p>
          </table:table-cell>
          <table:table-cell office:value-type="date" office:date-value="2024-01-12" calcext:value-type="date">
            <text:p>2024-01-12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855351</text:p>
          </table:table-cell>
          <table:table-cell office:value-type="date" office:date-value="2024-01-12" calcext:value-type="date">
            <text:p>2024-01-12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1091807</text:p>
          </table:table-cell>
          <table:table-cell office:value-type="date" office:date-value="2024-01-12" calcext:value-type="date">
            <text:p>2024-01-12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281540</text:p>
          </table:table-cell>
          <table:table-cell office:value-type="date" office:date-value="2024-01-12" calcext:value-type="date">
            <text:p>2024-01-12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1017023</text:p>
          </table:table-cell>
          <table:table-cell office:value-type="date" office:date-value="2024-01-12" calcext:value-type="date">
            <text:p>2024-01-12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920631</text:p>
          </table:table-cell>
          <table:table-cell office:value-type="date" office:date-value="2024-01-12" calcext:value-type="date">
            <text:p>2024-01-12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579541</text:p>
          </table:table-cell>
          <table:table-cell office:value-type="date" office:date-value="2024-01-12" calcext:value-type="date">
            <text:p>2024-01-12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824681</text:p>
          </table:table-cell>
          <table:table-cell office:value-type="date" office:date-value="2024-01-12" calcext:value-type="date">
            <text:p>2024-01-12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608252</text:p>
          </table:table-cell>
          <table:table-cell office:value-type="date" office:date-value="2024-01-13" calcext:value-type="date">
            <text:p>2024-01-13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348209</text:p>
          </table:table-cell>
          <table:table-cell office:value-type="date" office:date-value="2024-01-13" calcext:value-type="date">
            <text:p>2024-01-13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706271</text:p>
          </table:table-cell>
          <table:table-cell office:value-type="date" office:date-value="2024-01-13" calcext:value-type="date">
            <text:p>2024-01-13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523434</text:p>
          </table:table-cell>
          <table:table-cell office:value-type="date" office:date-value="2024-01-13" calcext:value-type="date">
            <text:p>2024-01-13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1133098</text:p>
          </table:table-cell>
          <table:table-cell office:value-type="date" office:date-value="2024-01-13" calcext:value-type="date">
            <text:p>2024-01-13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680833</text:p>
          </table:table-cell>
          <table:table-cell office:value-type="date" office:date-value="2024-01-13" calcext:value-type="date">
            <text:p>2024-01-13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482310</text:p>
          </table:table-cell>
          <table:table-cell office:value-type="date" office:date-value="2024-01-13" calcext:value-type="date">
            <text:p>2024-01-13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485620</text:p>
          </table:table-cell>
          <table:table-cell office:value-type="date" office:date-value="2024-01-13" calcext:value-type="date">
            <text:p>2024-01-13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967880</text:p>
          </table:table-cell>
          <table:table-cell office:value-type="date" office:date-value="2024-01-14" calcext:value-type="date">
            <text:p>2024-01-14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397173</text:p>
          </table:table-cell>
          <table:table-cell office:value-type="date" office:date-value="2024-01-14" calcext:value-type="date">
            <text:p>2024-01-14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920707</text:p>
          </table:table-cell>
          <table:table-cell office:value-type="date" office:date-value="2024-01-14" calcext:value-type="date">
            <text:p>2024-01-14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048253</text:p>
          </table:table-cell>
          <table:table-cell office:value-type="date" office:date-value="2024-01-14" calcext:value-type="date">
            <text:p>2024-01-14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443161</text:p>
          </table:table-cell>
          <table:table-cell office:value-type="date" office:date-value="2024-01-15" calcext:value-type="date">
            <text:p>2024-01-15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943579</text:p>
          </table:table-cell>
          <table:table-cell office:value-type="date" office:date-value="2024-01-15" calcext:value-type="date">
            <text:p>2024-01-15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318670</text:p>
          </table:table-cell>
          <table:table-cell office:value-type="date" office:date-value="2024-01-15" calcext:value-type="date">
            <text:p>2024-01-15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531519</text:p>
          </table:table-cell>
          <table:table-cell office:value-type="date" office:date-value="2024-01-15" calcext:value-type="date">
            <text:p>2024-01-15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665982</text:p>
          </table:table-cell>
          <table:table-cell office:value-type="date" office:date-value="2024-01-15" calcext:value-type="date">
            <text:p>2024-01-15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982487</text:p>
          </table:table-cell>
          <table:table-cell office:value-type="date" office:date-value="2024-01-16" calcext:value-type="date">
            <text:p>2024-01-16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619147</text:p>
          </table:table-cell>
          <table:table-cell office:value-type="date" office:date-value="2024-01-16" calcext:value-type="date">
            <text:p>2024-01-16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659089</text:p>
          </table:table-cell>
          <table:table-cell office:value-type="date" office:date-value="2024-01-17" calcext:value-type="date">
            <text:p>2024-01-17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960137</text:p>
          </table:table-cell>
          <table:table-cell office:value-type="date" office:date-value="2024-01-17" calcext:value-type="date">
            <text:p>2024-01-17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060785</text:p>
          </table:table-cell>
          <table:table-cell office:value-type="date" office:date-value="2024-01-17" calcext:value-type="date">
            <text:p>2024-01-17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602568</text:p>
          </table:table-cell>
          <table:table-cell office:value-type="date" office:date-value="2024-01-17" calcext:value-type="date">
            <text:p>2024-01-17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752825</text:p>
          </table:table-cell>
          <table:table-cell office:value-type="date" office:date-value="2024-01-18" calcext:value-type="date">
            <text:p>2024-01-18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130729</text:p>
          </table:table-cell>
          <table:table-cell office:value-type="date" office:date-value="2024-01-18" calcext:value-type="date">
            <text:p>2024-01-18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892571</text:p>
          </table:table-cell>
          <table:table-cell office:value-type="date" office:date-value="2024-01-18" calcext:value-type="date">
            <text:p>2024-01-18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967450</text:p>
          </table:table-cell>
          <table:table-cell office:value-type="date" office:date-value="2024-01-18" calcext:value-type="date">
            <text:p>2024-01-18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822720</text:p>
          </table:table-cell>
          <table:table-cell office:value-type="date" office:date-value="2024-01-19" calcext:value-type="date">
            <text:p>2024-01-19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1003498</text:p>
          </table:table-cell>
          <table:table-cell office:value-type="date" office:date-value="2024-01-19" calcext:value-type="date">
            <text:p>2024-01-19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956949</text:p>
          </table:table-cell>
          <table:table-cell office:value-type="date" office:date-value="2024-01-19" calcext:value-type="date">
            <text:p>2024-01-19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401072</text:p>
          </table:table-cell>
          <table:table-cell office:value-type="date" office:date-value="2024-01-19" calcext:value-type="date">
            <text:p>2024-01-19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439361</text:p>
          </table:table-cell>
          <table:table-cell office:value-type="date" office:date-value="2024-01-19" calcext:value-type="date">
            <text:p>2024-01-19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233355</text:p>
          </table:table-cell>
          <table:table-cell office:value-type="date" office:date-value="2024-01-20" calcext:value-type="date">
            <text:p>2024-01-20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451948</text:p>
          </table:table-cell>
          <table:table-cell office:value-type="date" office:date-value="2024-01-20" calcext:value-type="date">
            <text:p>2024-01-20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505911</text:p>
          </table:table-cell>
          <table:table-cell office:value-type="date" office:date-value="2024-01-20" calcext:value-type="date">
            <text:p>2024-01-20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231883</text:p>
          </table:table-cell>
          <table:table-cell office:value-type="date" office:date-value="2024-01-20" calcext:value-type="date">
            <text:p>2024-01-20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698259</text:p>
          </table:table-cell>
          <table:table-cell office:value-type="date" office:date-value="2024-01-21" calcext:value-type="date">
            <text:p>2024-01-21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529755</text:p>
          </table:table-cell>
          <table:table-cell office:value-type="date" office:date-value="2024-01-21" calcext:value-type="date">
            <text:p>2024-01-21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244431</text:p>
          </table:table-cell>
          <table:table-cell office:value-type="date" office:date-value="2024-01-21" calcext:value-type="date">
            <text:p>2024-01-21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1137314</text:p>
          </table:table-cell>
          <table:table-cell office:value-type="date" office:date-value="2024-01-21" calcext:value-type="date">
            <text:p>2024-01-21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877545</text:p>
          </table:table-cell>
          <table:table-cell office:value-type="date" office:date-value="2024-01-22" calcext:value-type="date">
            <text:p>2024-01-22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855414</text:p>
          </table:table-cell>
          <table:table-cell office:value-type="date" office:date-value="2024-01-22" calcext:value-type="date">
            <text:p>2024-01-22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1100377</text:p>
          </table:table-cell>
          <table:table-cell office:value-type="date" office:date-value="2024-01-22" calcext:value-type="date">
            <text:p>2024-01-22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335497</text:p>
          </table:table-cell>
          <table:table-cell office:value-type="date" office:date-value="2024-01-23" calcext:value-type="date">
            <text:p>2024-01-23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457359</text:p>
          </table:table-cell>
          <table:table-cell office:value-type="date" office:date-value="2024-01-23" calcext:value-type="date">
            <text:p>2024-01-23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1098041</text:p>
          </table:table-cell>
          <table:table-cell office:value-type="date" office:date-value="2024-01-23" calcext:value-type="date">
            <text:p>2024-01-23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297848</text:p>
          </table:table-cell>
          <table:table-cell office:value-type="date" office:date-value="2024-01-23" calcext:value-type="date">
            <text:p>2024-01-23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272203</text:p>
          </table:table-cell>
          <table:table-cell office:value-type="date" office:date-value="2024-01-23" calcext:value-type="date">
            <text:p>2024-01-23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437864</text:p>
          </table:table-cell>
          <table:table-cell office:value-type="date" office:date-value="2024-01-23" calcext:value-type="date">
            <text:p>2024-01-23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1085645</text:p>
          </table:table-cell>
          <table:table-cell office:value-type="date" office:date-value="2024-01-24" calcext:value-type="date">
            <text:p>2024-01-24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323329</text:p>
          </table:table-cell>
          <table:table-cell office:value-type="date" office:date-value="2024-01-24" calcext:value-type="date">
            <text:p>2024-01-24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439049</text:p>
          </table:table-cell>
          <table:table-cell office:value-type="date" office:date-value="2024-01-25" calcext:value-type="date">
            <text:p>2024-01-25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524983</text:p>
          </table:table-cell>
          <table:table-cell office:value-type="date" office:date-value="2024-01-25" calcext:value-type="date">
            <text:p>2024-01-25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1092571</text:p>
          </table:table-cell>
          <table:table-cell office:value-type="date" office:date-value="2024-01-25" calcext:value-type="date">
            <text:p>2024-01-25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618834</text:p>
          </table:table-cell>
          <table:table-cell office:value-type="date" office:date-value="2024-01-25" calcext:value-type="date">
            <text:p>2024-01-25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126485</text:p>
          </table:table-cell>
          <table:table-cell office:value-type="date" office:date-value="2024-01-25" calcext:value-type="date">
            <text:p>2024-01-25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885659</text:p>
          </table:table-cell>
          <table:table-cell office:value-type="date" office:date-value="2024-01-26" calcext:value-type="date">
            <text:p>2024-01-26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174459</text:p>
          </table:table-cell>
          <table:table-cell office:value-type="date" office:date-value="2024-01-26" calcext:value-type="date">
            <text:p>2024-01-26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308999</text:p>
          </table:table-cell>
          <table:table-cell office:value-type="date" office:date-value="2024-01-26" calcext:value-type="date">
            <text:p>2024-01-26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932334</text:p>
          </table:table-cell>
          <table:table-cell office:value-type="date" office:date-value="2024-01-26" calcext:value-type="date">
            <text:p>2024-01-26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00144 Joshua Haven Suite 551, Ruthstad, OK 02618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320760</text:p>
          </table:table-cell>
          <table:table-cell office:value-type="date" office:date-value="2024-01-27" calcext:value-type="date">
            <text:p>2024-01-27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542550</text:p>
          </table:table-cell>
          <table:table-cell office:value-type="date" office:date-value="2024-01-27" calcext:value-type="date">
            <text:p>2024-01-27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1079087</text:p>
          </table:table-cell>
          <table:table-cell office:value-type="date" office:date-value="2024-01-27" calcext:value-type="date">
            <text:p>2024-01-27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634025</text:p>
          </table:table-cell>
          <table:table-cell office:value-type="date" office:date-value="2024-01-27" calcext:value-type="date">
            <text:p>2024-01-27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464795</text:p>
          </table:table-cell>
          <table:table-cell office:value-type="date" office:date-value="2024-01-27" calcext:value-type="date">
            <text:p>2024-01-27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477478</text:p>
          </table:table-cell>
          <table:table-cell office:value-type="date" office:date-value="2024-01-28" calcext:value-type="date">
            <text:p>2024-01-28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183133</text:p>
          </table:table-cell>
          <table:table-cell office:value-type="date" office:date-value="2024-01-28" calcext:value-type="date">
            <text:p>2024-01-28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1120679</text:p>
          </table:table-cell>
          <table:table-cell office:value-type="date" office:date-value="2024-01-28" calcext:value-type="date">
            <text:p>2024-01-28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232183</text:p>
          </table:table-cell>
          <table:table-cell office:value-type="date" office:date-value="2024-01-28" calcext:value-type="date">
            <text:p>2024-01-28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846081</text:p>
          </table:table-cell>
          <table:table-cell office:value-type="date" office:date-value="2024-01-28" calcext:value-type="date">
            <text:p>2024-01-28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304340</text:p>
          </table:table-cell>
          <table:table-cell office:value-type="date" office:date-value="2024-01-28" calcext:value-type="date">
            <text:p>2024-01-28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064525</text:p>
          </table:table-cell>
          <table:table-cell office:value-type="date" office:date-value="2024-01-29" calcext:value-type="date">
            <text:p>2024-01-29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1083739</text:p>
          </table:table-cell>
          <table:table-cell office:value-type="date" office:date-value="2024-01-29" calcext:value-type="date">
            <text:p>2024-01-29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228674</text:p>
          </table:table-cell>
          <table:table-cell office:value-type="date" office:date-value="2024-01-29" calcext:value-type="date">
            <text:p>2024-01-29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349326</text:p>
          </table:table-cell>
          <table:table-cell office:value-type="date" office:date-value="2024-01-29" calcext:value-type="date">
            <text:p>2024-01-29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979616</text:p>
          </table:table-cell>
          <table:table-cell office:value-type="date" office:date-value="2024-01-29" calcext:value-type="date">
            <text:p>2024-01-29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210308</text:p>
          </table:table-cell>
          <table:table-cell office:value-type="date" office:date-value="2024-01-30" calcext:value-type="date">
            <text:p>2024-01-30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556035</text:p>
          </table:table-cell>
          <table:table-cell office:value-type="date" office:date-value="2024-01-30" calcext:value-type="date">
            <text:p>2024-01-30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1093104</text:p>
          </table:table-cell>
          <table:table-cell office:value-type="date" office:date-value="2024-01-30" calcext:value-type="date">
            <text:p>2024-01-30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890265</text:p>
          </table:table-cell>
          <table:table-cell office:value-type="date" office:date-value="2024-01-30" calcext:value-type="date">
            <text:p>2024-01-30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161907</text:p>
          </table:table-cell>
          <table:table-cell office:value-type="date" office:date-value="2024-01-30" calcext:value-type="date">
            <text:p>2024-01-30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537299</text:p>
          </table:table-cell>
          <table:table-cell office:value-type="date" office:date-value="2024-01-31" calcext:value-type="date">
            <text:p>2024-01-31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1040305</text:p>
          </table:table-cell>
          <table:table-cell office:value-type="date" office:date-value="2024-01-31" calcext:value-type="date">
            <text:p>2024-01-31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212250</text:p>
          </table:table-cell>
          <table:table-cell office:value-type="date" office:date-value="2024-01-31" calcext:value-type="date">
            <text:p>2024-01-31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482976</text:p>
          </table:table-cell>
          <table:table-cell office:value-type="date" office:date-value="2024-01-31" calcext:value-type="date">
            <text:p>2024-01-31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749146</text:p>
          </table:table-cell>
          <table:table-cell office:value-type="date" office:date-value="2024-01-31" calcext:value-type="date">
            <text:p>2024-01-31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1042931</text:p>
          </table:table-cell>
          <table:table-cell office:value-type="date" office:date-value="2024-01-31" calcext:value-type="date">
            <text:p>2024-01-31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1142228</text:p>
          </table:table-cell>
          <table:table-cell office:value-type="date" office:date-value="2024-01-31" calcext:value-type="date">
            <text:p>2024-01-31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508295</text:p>
          </table:table-cell>
          <table:table-cell office:value-type="date" office:date-value="2024-02-01" calcext:value-type="date">
            <text:p>2024-02-01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139512</text:p>
          </table:table-cell>
          <table:table-cell office:value-type="date" office:date-value="2024-02-01" calcext:value-type="date">
            <text:p>2024-02-01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848168</text:p>
          </table:table-cell>
          <table:table-cell office:value-type="date" office:date-value="2024-02-01" calcext:value-type="date">
            <text:p>2024-02-01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467474</text:p>
          </table:table-cell>
          <table:table-cell office:value-type="date" office:date-value="2024-02-01" calcext:value-type="date">
            <text:p>2024-02-01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341253</text:p>
          </table:table-cell>
          <table:table-cell office:value-type="date" office:date-value="2024-02-01" calcext:value-type="date">
            <text:p>2024-02-01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1085724</text:p>
          </table:table-cell>
          <table:table-cell office:value-type="date" office:date-value="2024-02-02" calcext:value-type="date">
            <text:p>2024-02-02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648356</text:p>
          </table:table-cell>
          <table:table-cell office:value-type="date" office:date-value="2024-02-02" calcext:value-type="date">
            <text:p>2024-02-02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1035913</text:p>
          </table:table-cell>
          <table:table-cell office:value-type="date" office:date-value="2024-02-02" calcext:value-type="date">
            <text:p>2024-02-02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482699</text:p>
          </table:table-cell>
          <table:table-cell office:value-type="date" office:date-value="2024-02-02" calcext:value-type="date">
            <text:p>2024-02-02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1014104</text:p>
          </table:table-cell>
          <table:table-cell office:value-type="date" office:date-value="2024-02-02" calcext:value-type="date">
            <text:p>2024-02-02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868741</text:p>
          </table:table-cell>
          <table:table-cell office:value-type="date" office:date-value="2024-02-03" calcext:value-type="date">
            <text:p>2024-02-03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097302</text:p>
          </table:table-cell>
          <table:table-cell office:value-type="date" office:date-value="2024-02-03" calcext:value-type="date">
            <text:p>2024-02-03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975297</text:p>
          </table:table-cell>
          <table:table-cell office:value-type="date" office:date-value="2024-02-03" calcext:value-type="date">
            <text:p>2024-02-03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039602</text:p>
          </table:table-cell>
          <table:table-cell office:value-type="date" office:date-value="2024-02-04" calcext:value-type="date">
            <text:p>2024-02-04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188907</text:p>
          </table:table-cell>
          <table:table-cell office:value-type="date" office:date-value="2024-02-04" calcext:value-type="date">
            <text:p>2024-02-04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1078848</text:p>
          </table:table-cell>
          <table:table-cell office:value-type="date" office:date-value="2024-02-04" calcext:value-type="date">
            <text:p>2024-02-04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748765</text:p>
          </table:table-cell>
          <table:table-cell office:value-type="date" office:date-value="2024-02-04" calcext:value-type="date">
            <text:p>2024-02-04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1074255</text:p>
          </table:table-cell>
          <table:table-cell office:value-type="date" office:date-value="2024-02-04" calcext:value-type="date">
            <text:p>2024-02-04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664283</text:p>
          </table:table-cell>
          <table:table-cell office:value-type="date" office:date-value="2024-02-04" calcext:value-type="date">
            <text:p>2024-02-04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237176</text:p>
          </table:table-cell>
          <table:table-cell office:value-type="date" office:date-value="2024-02-05" calcext:value-type="date">
            <text:p>2024-02-05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241865</text:p>
          </table:table-cell>
          <table:table-cell office:value-type="date" office:date-value="2024-02-05" calcext:value-type="date">
            <text:p>2024-02-05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716821</text:p>
          </table:table-cell>
          <table:table-cell office:value-type="date" office:date-value="2024-02-05" calcext:value-type="date">
            <text:p>2024-02-05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258566</text:p>
          </table:table-cell>
          <table:table-cell office:value-type="date" office:date-value="2024-02-05" calcext:value-type="date">
            <text:p>2024-02-05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476040</text:p>
          </table:table-cell>
          <table:table-cell office:value-type="date" office:date-value="2024-02-06" calcext:value-type="date">
            <text:p>2024-02-06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717469</text:p>
          </table:table-cell>
          <table:table-cell office:value-type="date" office:date-value="2024-02-06" calcext:value-type="date">
            <text:p>2024-02-06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985593</text:p>
          </table:table-cell>
          <table:table-cell office:value-type="date" office:date-value="2024-02-06" calcext:value-type="date">
            <text:p>2024-02-06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053346</text:p>
          </table:table-cell>
          <table:table-cell office:value-type="date" office:date-value="2024-02-06" calcext:value-type="date">
            <text:p>2024-02-06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991236</text:p>
          </table:table-cell>
          <table:table-cell office:value-type="date" office:date-value="2024-02-06" calcext:value-type="date">
            <text:p>2024-02-06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1125601</text:p>
          </table:table-cell>
          <table:table-cell office:value-type="date" office:date-value="2024-02-07" calcext:value-type="date">
            <text:p>2024-02-07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815275</text:p>
          </table:table-cell>
          <table:table-cell office:value-type="date" office:date-value="2024-02-07" calcext:value-type="date">
            <text:p>2024-02-07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966521</text:p>
          </table:table-cell>
          <table:table-cell office:value-type="date" office:date-value="2024-02-08" calcext:value-type="date">
            <text:p>2024-02-08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663348</text:p>
          </table:table-cell>
          <table:table-cell office:value-type="date" office:date-value="2024-02-08" calcext:value-type="date">
            <text:p>2024-02-08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089091</text:p>
          </table:table-cell>
          <table:table-cell office:value-type="date" office:date-value="2024-02-08" calcext:value-type="date">
            <text:p>2024-02-08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535131</text:p>
          </table:table-cell>
          <table:table-cell office:value-type="date" office:date-value="2024-02-08" calcext:value-type="date">
            <text:p>2024-02-08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579319</text:p>
          </table:table-cell>
          <table:table-cell office:value-type="date" office:date-value="2024-02-08" calcext:value-type="date">
            <text:p>2024-02-08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974747</text:p>
          </table:table-cell>
          <table:table-cell office:value-type="date" office:date-value="2024-02-09" calcext:value-type="date">
            <text:p>2024-02-09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1080277</text:p>
          </table:table-cell>
          <table:table-cell office:value-type="date" office:date-value="2024-02-09" calcext:value-type="date">
            <text:p>2024-02-09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722497</text:p>
          </table:table-cell>
          <table:table-cell office:value-type="date" office:date-value="2024-02-10" calcext:value-type="date">
            <text:p>2024-02-10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108029</text:p>
          </table:table-cell>
          <table:table-cell office:value-type="date" office:date-value="2024-02-10" calcext:value-type="date">
            <text:p>2024-02-10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416733</text:p>
          </table:table-cell>
          <table:table-cell office:value-type="date" office:date-value="2024-02-10" calcext:value-type="date">
            <text:p>2024-02-10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1128430</text:p>
          </table:table-cell>
          <table:table-cell office:value-type="date" office:date-value="2024-02-10" calcext:value-type="date">
            <text:p>2024-02-10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231896</text:p>
          </table:table-cell>
          <table:table-cell office:value-type="date" office:date-value="2024-02-10" calcext:value-type="date">
            <text:p>2024-02-10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1069078</text:p>
          </table:table-cell>
          <table:table-cell office:value-type="date" office:date-value="2024-02-11" calcext:value-type="date">
            <text:p>2024-02-11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292565</text:p>
          </table:table-cell>
          <table:table-cell office:value-type="date" office:date-value="2024-02-11" calcext:value-type="date">
            <text:p>2024-02-11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601259</text:p>
          </table:table-cell>
          <table:table-cell office:value-type="date" office:date-value="2024-02-11" calcext:value-type="date">
            <text:p>2024-02-11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173351</text:p>
          </table:table-cell>
          <table:table-cell office:value-type="date" office:date-value="2024-02-12" calcext:value-type="date">
            <text:p>2024-02-12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178944</text:p>
          </table:table-cell>
          <table:table-cell office:value-type="date" office:date-value="2024-02-12" calcext:value-type="date">
            <text:p>2024-02-12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485382</text:p>
          </table:table-cell>
          <table:table-cell office:value-type="date" office:date-value="2024-02-12" calcext:value-type="date">
            <text:p>2024-02-12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273432</text:p>
          </table:table-cell>
          <table:table-cell office:value-type="date" office:date-value="2024-02-12" calcext:value-type="date">
            <text:p>2024-02-12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028778</text:p>
          </table:table-cell>
          <table:table-cell office:value-type="date" office:date-value="2024-02-12" calcext:value-type="date">
            <text:p>2024-02-12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1081475</text:p>
          </table:table-cell>
          <table:table-cell office:value-type="date" office:date-value="2024-02-12" calcext:value-type="date">
            <text:p>2024-02-12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1132579</text:p>
          </table:table-cell>
          <table:table-cell office:value-type="date" office:date-value="2024-02-12" calcext:value-type="date">
            <text:p>2024-02-12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672669</text:p>
          </table:table-cell>
          <table:table-cell office:value-type="date" office:date-value="2024-02-12" calcext:value-type="date">
            <text:p>2024-02-12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664250</text:p>
          </table:table-cell>
          <table:table-cell office:value-type="date" office:date-value="2024-02-12" calcext:value-type="date">
            <text:p>2024-02-12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059968</text:p>
          </table:table-cell>
          <table:table-cell office:value-type="date" office:date-value="2024-02-12" calcext:value-type="date">
            <text:p>2024-02-12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794141</text:p>
          </table:table-cell>
          <table:table-cell office:value-type="date" office:date-value="2024-02-13" calcext:value-type="date">
            <text:p>2024-02-13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009426</text:p>
          </table:table-cell>
          <table:table-cell office:value-type="date" office:date-value="2024-02-13" calcext:value-type="date">
            <text:p>2024-02-13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648781</text:p>
          </table:table-cell>
          <table:table-cell office:value-type="date" office:date-value="2024-02-13" calcext:value-type="date">
            <text:p>2024-02-13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691006</text:p>
          </table:table-cell>
          <table:table-cell office:value-type="date" office:date-value="2024-02-13" calcext:value-type="date">
            <text:p>2024-02-13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962746</text:p>
          </table:table-cell>
          <table:table-cell office:value-type="date" office:date-value="2024-02-14" calcext:value-type="date">
            <text:p>2024-02-14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726980</text:p>
          </table:table-cell>
          <table:table-cell office:value-type="date" office:date-value="2024-02-14" calcext:value-type="date">
            <text:p>2024-02-14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288886</text:p>
          </table:table-cell>
          <table:table-cell office:value-type="date" office:date-value="2024-02-14" calcext:value-type="date">
            <text:p>2024-02-14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126253</text:p>
          </table:table-cell>
          <table:table-cell office:value-type="date" office:date-value="2024-02-14" calcext:value-type="date">
            <text:p>2024-02-14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683308</text:p>
          </table:table-cell>
          <table:table-cell office:value-type="date" office:date-value="2024-02-14" calcext:value-type="date">
            <text:p>2024-02-14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490068</text:p>
          </table:table-cell>
          <table:table-cell office:value-type="date" office:date-value="2024-02-14" calcext:value-type="date">
            <text:p>2024-02-14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177721</text:p>
          </table:table-cell>
          <table:table-cell office:value-type="date" office:date-value="2024-02-15" calcext:value-type="date">
            <text:p>2024-02-15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058299</text:p>
          </table:table-cell>
          <table:table-cell office:value-type="date" office:date-value="2024-02-15" calcext:value-type="date">
            <text:p>2024-02-15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348243</text:p>
          </table:table-cell>
          <table:table-cell office:value-type="date" office:date-value="2024-02-15" calcext:value-type="date">
            <text:p>2024-02-15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685759</text:p>
          </table:table-cell>
          <table:table-cell office:value-type="date" office:date-value="2024-02-15" calcext:value-type="date">
            <text:p>2024-02-15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284187</text:p>
          </table:table-cell>
          <table:table-cell office:value-type="date" office:date-value="2024-02-15" calcext:value-type="date">
            <text:p>2024-02-15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743907</text:p>
          </table:table-cell>
          <table:table-cell office:value-type="date" office:date-value="2024-02-15" calcext:value-type="date">
            <text:p>2024-02-15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399335</text:p>
          </table:table-cell>
          <table:table-cell office:value-type="date" office:date-value="2024-02-16" calcext:value-type="date">
            <text:p>2024-02-16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040353</text:p>
          </table:table-cell>
          <table:table-cell office:value-type="date" office:date-value="2024-02-16" calcext:value-type="date">
            <text:p>2024-02-16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798926</text:p>
          </table:table-cell>
          <table:table-cell office:value-type="date" office:date-value="2024-02-16" calcext:value-type="date">
            <text:p>2024-02-16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100986</text:p>
          </table:table-cell>
          <table:table-cell office:value-type="date" office:date-value="2024-02-16" calcext:value-type="date">
            <text:p>2024-02-16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1011559</text:p>
          </table:table-cell>
          <table:table-cell office:value-type="date" office:date-value="2024-02-17" calcext:value-type="date">
            <text:p>2024-02-17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915872</text:p>
          </table:table-cell>
          <table:table-cell office:value-type="date" office:date-value="2024-02-17" calcext:value-type="date">
            <text:p>2024-02-17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449491</text:p>
          </table:table-cell>
          <table:table-cell office:value-type="date" office:date-value="2024-02-17" calcext:value-type="date">
            <text:p>2024-02-17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506052</text:p>
          </table:table-cell>
          <table:table-cell office:value-type="date" office:date-value="2024-02-18" calcext:value-type="date">
            <text:p>2024-02-18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050987</text:p>
          </table:table-cell>
          <table:table-cell office:value-type="date" office:date-value="2024-02-18" calcext:value-type="date">
            <text:p>2024-02-18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084144</text:p>
          </table:table-cell>
          <table:table-cell office:value-type="date" office:date-value="2024-02-18" calcext:value-type="date">
            <text:p>2024-02-18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784049</text:p>
          </table:table-cell>
          <table:table-cell office:value-type="date" office:date-value="2024-02-18" calcext:value-type="date">
            <text:p>2024-02-18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777096</text:p>
          </table:table-cell>
          <table:table-cell office:value-type="date" office:date-value="2024-02-19" calcext:value-type="date">
            <text:p>2024-02-19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355832</text:p>
          </table:table-cell>
          <table:table-cell office:value-type="date" office:date-value="2024-02-19" calcext:value-type="date">
            <text:p>2024-02-19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429218</text:p>
          </table:table-cell>
          <table:table-cell office:value-type="date" office:date-value="2024-02-19" calcext:value-type="date">
            <text:p>2024-02-19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708093</text:p>
          </table:table-cell>
          <table:table-cell office:value-type="date" office:date-value="2024-02-19" calcext:value-type="date">
            <text:p>2024-02-19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232725</text:p>
          </table:table-cell>
          <table:table-cell office:value-type="date" office:date-value="2024-02-20" calcext:value-type="date">
            <text:p>2024-02-20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412732</text:p>
          </table:table-cell>
          <table:table-cell office:value-type="date" office:date-value="2024-02-20" calcext:value-type="date">
            <text:p>2024-02-20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918823</text:p>
          </table:table-cell>
          <table:table-cell office:value-type="date" office:date-value="2024-02-21" calcext:value-type="date">
            <text:p>2024-02-21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1139659</text:p>
          </table:table-cell>
          <table:table-cell office:value-type="date" office:date-value="2024-02-21" calcext:value-type="date">
            <text:p>2024-02-21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871691</text:p>
          </table:table-cell>
          <table:table-cell office:value-type="date" office:date-value="2024-02-21" calcext:value-type="date">
            <text:p>2024-02-21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122597</text:p>
          </table:table-cell>
          <table:table-cell office:value-type="date" office:date-value="2024-02-21" calcext:value-type="date">
            <text:p>2024-02-21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009841</text:p>
          </table:table-cell>
          <table:table-cell office:value-type="date" office:date-value="2024-02-21" calcext:value-type="date">
            <text:p>2024-02-21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829428</text:p>
          </table:table-cell>
          <table:table-cell office:value-type="date" office:date-value="2024-02-22" calcext:value-type="date">
            <text:p>2024-02-22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086391</text:p>
          </table:table-cell>
          <table:table-cell office:value-type="date" office:date-value="2024-02-22" calcext:value-type="date">
            <text:p>2024-02-22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460727</text:p>
          </table:table-cell>
          <table:table-cell office:value-type="date" office:date-value="2024-02-22" calcext:value-type="date">
            <text:p>2024-02-22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1138879</text:p>
          </table:table-cell>
          <table:table-cell office:value-type="date" office:date-value="2024-02-22" calcext:value-type="date">
            <text:p>2024-02-22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684927</text:p>
          </table:table-cell>
          <table:table-cell office:value-type="date" office:date-value="2024-02-22" calcext:value-type="date">
            <text:p>2024-02-22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031793</text:p>
          </table:table-cell>
          <table:table-cell office:value-type="date" office:date-value="2024-02-22" calcext:value-type="date">
            <text:p>2024-02-22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535276</text:p>
          </table:table-cell>
          <table:table-cell office:value-type="date" office:date-value="2024-02-23" calcext:value-type="date">
            <text:p>2024-02-23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1048408</text:p>
          </table:table-cell>
          <table:table-cell office:value-type="date" office:date-value="2024-02-23" calcext:value-type="date">
            <text:p>2024-02-23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122758</text:p>
          </table:table-cell>
          <table:table-cell office:value-type="date" office:date-value="2024-02-24" calcext:value-type="date">
            <text:p>2024-02-24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624692</text:p>
          </table:table-cell>
          <table:table-cell office:value-type="date" office:date-value="2024-02-24" calcext:value-type="date">
            <text:p>2024-02-24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171798</text:p>
          </table:table-cell>
          <table:table-cell office:value-type="date" office:date-value="2024-02-24" calcext:value-type="date">
            <text:p>2024-02-24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1151616</text:p>
          </table:table-cell>
          <table:table-cell office:value-type="date" office:date-value="2024-02-24" calcext:value-type="date">
            <text:p>2024-02-24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338860</text:p>
          </table:table-cell>
          <table:table-cell office:value-type="date" office:date-value="2024-02-24" calcext:value-type="date">
            <text:p>2024-02-24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160558</text:p>
          </table:table-cell>
          <table:table-cell office:value-type="date" office:date-value="2024-02-25" calcext:value-type="date">
            <text:p>2024-02-25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616199</text:p>
          </table:table-cell>
          <table:table-cell office:value-type="date" office:date-value="2024-02-25" calcext:value-type="date">
            <text:p>2024-02-25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364266</text:p>
          </table:table-cell>
          <table:table-cell office:value-type="date" office:date-value="2024-02-25" calcext:value-type="date">
            <text:p>2024-02-25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068217</text:p>
          </table:table-cell>
          <table:table-cell office:value-type="date" office:date-value="2024-02-25" calcext:value-type="date">
            <text:p>2024-02-25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294867</text:p>
          </table:table-cell>
          <table:table-cell office:value-type="date" office:date-value="2024-02-26" calcext:value-type="date">
            <text:p>2024-02-26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1086001</text:p>
          </table:table-cell>
          <table:table-cell office:value-type="date" office:date-value="2024-02-26" calcext:value-type="date">
            <text:p>2024-02-26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806976</text:p>
          </table:table-cell>
          <table:table-cell office:value-type="date" office:date-value="2024-02-26" calcext:value-type="date">
            <text:p>2024-02-26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189341</text:p>
          </table:table-cell>
          <table:table-cell office:value-type="date" office:date-value="2024-02-26" calcext:value-type="date">
            <text:p>2024-02-26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106953</text:p>
          </table:table-cell>
          <table:table-cell office:value-type="date" office:date-value="2024-02-26" calcext:value-type="date">
            <text:p>2024-02-26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969747</text:p>
          </table:table-cell>
          <table:table-cell office:value-type="date" office:date-value="2024-02-26" calcext:value-type="date">
            <text:p>2024-02-26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1150821</text:p>
          </table:table-cell>
          <table:table-cell office:value-type="date" office:date-value="2024-02-26" calcext:value-type="date">
            <text:p>2024-02-26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335712</text:p>
          </table:table-cell>
          <table:table-cell office:value-type="date" office:date-value="2024-02-27" calcext:value-type="date">
            <text:p>2024-02-27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1076136</text:p>
          </table:table-cell>
          <table:table-cell office:value-type="date" office:date-value="2024-02-27" calcext:value-type="date">
            <text:p>2024-02-27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032791</text:p>
          </table:table-cell>
          <table:table-cell office:value-type="date" office:date-value="2024-02-27" calcext:value-type="date">
            <text:p>2024-02-27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206158</text:p>
          </table:table-cell>
          <table:table-cell office:value-type="date" office:date-value="2024-02-27" calcext:value-type="date">
            <text:p>2024-02-27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966017</text:p>
          </table:table-cell>
          <table:table-cell office:value-type="date" office:date-value="2024-02-27" calcext:value-type="date">
            <text:p>2024-02-27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391162</text:p>
          </table:table-cell>
          <table:table-cell office:value-type="date" office:date-value="2024-02-27" calcext:value-type="date">
            <text:p>2024-02-27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661344</text:p>
          </table:table-cell>
          <table:table-cell office:value-type="date" office:date-value="2024-02-27" calcext:value-type="date">
            <text:p>2024-02-27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511249</text:p>
          </table:table-cell>
          <table:table-cell office:value-type="date" office:date-value="2024-02-28" calcext:value-type="date">
            <text:p>2024-02-28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798545</text:p>
          </table:table-cell>
          <table:table-cell office:value-type="date" office:date-value="2024-02-28" calcext:value-type="date">
            <text:p>2024-02-28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483634</text:p>
          </table:table-cell>
          <table:table-cell office:value-type="date" office:date-value="2024-02-28" calcext:value-type="date">
            <text:p>2024-02-28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1095288</text:p>
          </table:table-cell>
          <table:table-cell office:value-type="date" office:date-value="2024-02-28" calcext:value-type="date">
            <text:p>2024-02-28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1057350</text:p>
          </table:table-cell>
          <table:table-cell office:value-type="date" office:date-value="2024-02-29" calcext:value-type="date">
            <text:p>2024-02-29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634325</text:p>
          </table:table-cell>
          <table:table-cell office:value-type="date" office:date-value="2024-03-01" calcext:value-type="date">
            <text:p>2024-03-01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506513</text:p>
          </table:table-cell>
          <table:table-cell office:value-type="date" office:date-value="2024-03-01" calcext:value-type="date">
            <text:p>2024-03-01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905234</text:p>
          </table:table-cell>
          <table:table-cell office:value-type="date" office:date-value="2024-03-01" calcext:value-type="date">
            <text:p>2024-03-01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530671</text:p>
          </table:table-cell>
          <table:table-cell office:value-type="date" office:date-value="2024-03-02" calcext:value-type="date">
            <text:p>2024-03-02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705170</text:p>
          </table:table-cell>
          <table:table-cell office:value-type="date" office:date-value="2024-03-02" calcext:value-type="date">
            <text:p>2024-03-02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547251</text:p>
          </table:table-cell>
          <table:table-cell office:value-type="date" office:date-value="2024-03-02" calcext:value-type="date">
            <text:p>2024-03-02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251367</text:p>
          </table:table-cell>
          <table:table-cell office:value-type="date" office:date-value="2024-03-02" calcext:value-type="date">
            <text:p>2024-03-02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085130</text:p>
          </table:table-cell>
          <table:table-cell office:value-type="date" office:date-value="2024-03-03" calcext:value-type="date">
            <text:p>2024-03-03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1118712</text:p>
          </table:table-cell>
          <table:table-cell office:value-type="date" office:date-value="2024-03-03" calcext:value-type="date">
            <text:p>2024-03-03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632768</text:p>
          </table:table-cell>
          <table:table-cell office:value-type="date" office:date-value="2024-03-03" calcext:value-type="date">
            <text:p>2024-03-03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1137117</text:p>
          </table:table-cell>
          <table:table-cell office:value-type="date" office:date-value="2024-03-03" calcext:value-type="date">
            <text:p>2024-03-03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797887</text:p>
          </table:table-cell>
          <table:table-cell office:value-type="date" office:date-value="2024-03-03" calcext:value-type="date">
            <text:p>2024-03-03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1075995</text:p>
          </table:table-cell>
          <table:table-cell office:value-type="date" office:date-value="2024-03-03" calcext:value-type="date">
            <text:p>2024-03-03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515874</text:p>
          </table:table-cell>
          <table:table-cell office:value-type="date" office:date-value="2024-03-03" calcext:value-type="date">
            <text:p>2024-03-03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921621</text:p>
          </table:table-cell>
          <table:table-cell office:value-type="date" office:date-value="2024-03-04" calcext:value-type="date">
            <text:p>2024-03-04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744120</text:p>
          </table:table-cell>
          <table:table-cell office:value-type="date" office:date-value="2024-03-04" calcext:value-type="date">
            <text:p>2024-03-04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771225</text:p>
          </table:table-cell>
          <table:table-cell office:value-type="date" office:date-value="2024-03-04" calcext:value-type="date">
            <text:p>2024-03-04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853630</text:p>
          </table:table-cell>
          <table:table-cell office:value-type="date" office:date-value="2024-03-04" calcext:value-type="date">
            <text:p>2024-03-04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506845</text:p>
          </table:table-cell>
          <table:table-cell office:value-type="date" office:date-value="2024-03-05" calcext:value-type="date">
            <text:p>2024-03-05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974776</text:p>
          </table:table-cell>
          <table:table-cell office:value-type="date" office:date-value="2024-03-05" calcext:value-type="date">
            <text:p>2024-03-05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074558</text:p>
          </table:table-cell>
          <table:table-cell office:value-type="date" office:date-value="2024-03-06" calcext:value-type="date">
            <text:p>2024-03-06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667381</text:p>
          </table:table-cell>
          <table:table-cell office:value-type="date" office:date-value="2024-03-06" calcext:value-type="date">
            <text:p>2024-03-06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558171</text:p>
          </table:table-cell>
          <table:table-cell office:value-type="date" office:date-value="2024-03-06" calcext:value-type="date">
            <text:p>2024-03-06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349567</text:p>
          </table:table-cell>
          <table:table-cell office:value-type="date" office:date-value="2024-03-06" calcext:value-type="date">
            <text:p>2024-03-06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560884</text:p>
          </table:table-cell>
          <table:table-cell office:value-type="date" office:date-value="2024-03-06" calcext:value-type="date">
            <text:p>2024-03-06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454832</text:p>
          </table:table-cell>
          <table:table-cell office:value-type="date" office:date-value="2024-03-07" calcext:value-type="date">
            <text:p>2024-03-07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1008911</text:p>
          </table:table-cell>
          <table:table-cell office:value-type="date" office:date-value="2024-03-07" calcext:value-type="date">
            <text:p>2024-03-07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656058</text:p>
          </table:table-cell>
          <table:table-cell office:value-type="date" office:date-value="2024-03-07" calcext:value-type="date">
            <text:p>2024-03-07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591514</text:p>
          </table:table-cell>
          <table:table-cell office:value-type="date" office:date-value="2024-03-08" calcext:value-type="date">
            <text:p>2024-03-08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970029</text:p>
          </table:table-cell>
          <table:table-cell office:value-type="date" office:date-value="2024-03-08" calcext:value-type="date">
            <text:p>2024-03-08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383083</text:p>
          </table:table-cell>
          <table:table-cell office:value-type="date" office:date-value="2024-03-08" calcext:value-type="date">
            <text:p>2024-03-08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744623</text:p>
          </table:table-cell>
          <table:table-cell office:value-type="date" office:date-value="2024-03-08" calcext:value-type="date">
            <text:p>2024-03-08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765726</text:p>
          </table:table-cell>
          <table:table-cell office:value-type="date" office:date-value="2024-03-08" calcext:value-type="date">
            <text:p>2024-03-08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1031401</text:p>
          </table:table-cell>
          <table:table-cell office:value-type="date" office:date-value="2024-03-09" calcext:value-type="date">
            <text:p>2024-03-09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654783</text:p>
          </table:table-cell>
          <table:table-cell office:value-type="date" office:date-value="2024-03-09" calcext:value-type="date">
            <text:p>2024-03-09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141539</text:p>
          </table:table-cell>
          <table:table-cell office:value-type="date" office:date-value="2024-03-09" calcext:value-type="date">
            <text:p>2024-03-09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546382</text:p>
          </table:table-cell>
          <table:table-cell office:value-type="date" office:date-value="2024-03-09" calcext:value-type="date">
            <text:p>2024-03-09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010881</text:p>
          </table:table-cell>
          <table:table-cell office:value-type="date" office:date-value="2024-03-09" calcext:value-type="date">
            <text:p>2024-03-09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360585</text:p>
          </table:table-cell>
          <table:table-cell office:value-type="date" office:date-value="2024-03-10" calcext:value-type="date">
            <text:p>2024-03-10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925691</text:p>
          </table:table-cell>
          <table:table-cell office:value-type="date" office:date-value="2024-03-10" calcext:value-type="date">
            <text:p>2024-03-10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949750</text:p>
          </table:table-cell>
          <table:table-cell office:value-type="date" office:date-value="2024-03-11" calcext:value-type="date">
            <text:p>2024-03-11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927022</text:p>
          </table:table-cell>
          <table:table-cell office:value-type="date" office:date-value="2024-03-11" calcext:value-type="date">
            <text:p>2024-03-11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634037</text:p>
          </table:table-cell>
          <table:table-cell office:value-type="date" office:date-value="2024-03-11" calcext:value-type="date">
            <text:p>2024-03-11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933512</text:p>
          </table:table-cell>
          <table:table-cell office:value-type="date" office:date-value="2024-03-11" calcext:value-type="date">
            <text:p>2024-03-11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955757</text:p>
          </table:table-cell>
          <table:table-cell office:value-type="date" office:date-value="2024-03-11" calcext:value-type="date">
            <text:p>2024-03-11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982792</text:p>
          </table:table-cell>
          <table:table-cell office:value-type="date" office:date-value="2024-03-12" calcext:value-type="date">
            <text:p>2024-03-12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280153</text:p>
          </table:table-cell>
          <table:table-cell office:value-type="date" office:date-value="2024-03-12" calcext:value-type="date">
            <text:p>2024-03-12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810559</text:p>
          </table:table-cell>
          <table:table-cell office:value-type="date" office:date-value="2024-03-12" calcext:value-type="date">
            <text:p>2024-03-12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565081</text:p>
          </table:table-cell>
          <table:table-cell office:value-type="date" office:date-value="2024-03-12" calcext:value-type="date">
            <text:p>2024-03-12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986632</text:p>
          </table:table-cell>
          <table:table-cell office:value-type="date" office:date-value="2024-03-12" calcext:value-type="date">
            <text:p>2024-03-12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613341</text:p>
          </table:table-cell>
          <table:table-cell office:value-type="date" office:date-value="2024-03-13" calcext:value-type="date">
            <text:p>2024-03-13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924552</text:p>
          </table:table-cell>
          <table:table-cell office:value-type="date" office:date-value="2024-03-13" calcext:value-type="date">
            <text:p>2024-03-13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1000245</text:p>
          </table:table-cell>
          <table:table-cell office:value-type="date" office:date-value="2024-03-13" calcext:value-type="date">
            <text:p>2024-03-13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089676</text:p>
          </table:table-cell>
          <table:table-cell office:value-type="date" office:date-value="2024-03-13" calcext:value-type="date">
            <text:p>2024-03-13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865262</text:p>
          </table:table-cell>
          <table:table-cell office:value-type="date" office:date-value="2024-03-13" calcext:value-type="date">
            <text:p>2024-03-13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382251</text:p>
          </table:table-cell>
          <table:table-cell office:value-type="date" office:date-value="2024-03-14" calcext:value-type="date">
            <text:p>2024-03-14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342189</text:p>
          </table:table-cell>
          <table:table-cell office:value-type="date" office:date-value="2024-03-14" calcext:value-type="date">
            <text:p>2024-03-14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479590</text:p>
          </table:table-cell>
          <table:table-cell office:value-type="date" office:date-value="2024-03-14" calcext:value-type="date">
            <text:p>2024-03-14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398426</text:p>
          </table:table-cell>
          <table:table-cell office:value-type="date" office:date-value="2024-03-14" calcext:value-type="date">
            <text:p>2024-03-14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766486</text:p>
          </table:table-cell>
          <table:table-cell office:value-type="date" office:date-value="2024-03-14" calcext:value-type="date">
            <text:p>2024-03-14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784262</text:p>
          </table:table-cell>
          <table:table-cell office:value-type="date" office:date-value="2024-03-14" calcext:value-type="date">
            <text:p>2024-03-14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875474</text:p>
          </table:table-cell>
          <table:table-cell office:value-type="date" office:date-value="2024-03-15" calcext:value-type="date">
            <text:p>2024-03-15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1150279</text:p>
          </table:table-cell>
          <table:table-cell office:value-type="date" office:date-value="2024-03-15" calcext:value-type="date">
            <text:p>2024-03-15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415592</text:p>
          </table:table-cell>
          <table:table-cell office:value-type="date" office:date-value="2024-03-15" calcext:value-type="date">
            <text:p>2024-03-15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1110348</text:p>
          </table:table-cell>
          <table:table-cell office:value-type="date" office:date-value="2024-03-15" calcext:value-type="date">
            <text:p>2024-03-15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420355</text:p>
          </table:table-cell>
          <table:table-cell office:value-type="date" office:date-value="2024-03-15" calcext:value-type="date">
            <text:p>2024-03-15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641405</text:p>
          </table:table-cell>
          <table:table-cell office:value-type="date" office:date-value="2024-03-15" calcext:value-type="date">
            <text:p>2024-03-15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000802</text:p>
          </table:table-cell>
          <table:table-cell office:value-type="date" office:date-value="2024-03-16" calcext:value-type="date">
            <text:p>2024-03-16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520036</text:p>
          </table:table-cell>
          <table:table-cell office:value-type="date" office:date-value="2024-03-16" calcext:value-type="date">
            <text:p>2024-03-16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601771</text:p>
          </table:table-cell>
          <table:table-cell office:value-type="date" office:date-value="2024-03-16" calcext:value-type="date">
            <text:p>2024-03-16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919811</text:p>
          </table:table-cell>
          <table:table-cell office:value-type="date" office:date-value="2024-03-16" calcext:value-type="date">
            <text:p>2024-03-16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464104</text:p>
          </table:table-cell>
          <table:table-cell office:value-type="date" office:date-value="2024-03-16" calcext:value-type="date">
            <text:p>2024-03-16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1068625</text:p>
          </table:table-cell>
          <table:table-cell office:value-type="date" office:date-value="2024-03-16" calcext:value-type="date">
            <text:p>2024-03-16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344746</text:p>
          </table:table-cell>
          <table:table-cell office:value-type="date" office:date-value="2024-03-16" calcext:value-type="date">
            <text:p>2024-03-16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708055</text:p>
          </table:table-cell>
          <table:table-cell office:value-type="date" office:date-value="2024-03-17" calcext:value-type="date">
            <text:p>2024-03-17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023944</text:p>
          </table:table-cell>
          <table:table-cell office:value-type="date" office:date-value="2024-03-17" calcext:value-type="date">
            <text:p>2024-03-17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1005540</text:p>
          </table:table-cell>
          <table:table-cell office:value-type="date" office:date-value="2024-03-18" calcext:value-type="date">
            <text:p>2024-03-18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635013</text:p>
          </table:table-cell>
          <table:table-cell office:value-type="date" office:date-value="2024-03-18" calcext:value-type="date">
            <text:p>2024-03-18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736255</text:p>
          </table:table-cell>
          <table:table-cell office:value-type="date" office:date-value="2024-03-18" calcext:value-type="date">
            <text:p>2024-03-18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1079499</text:p>
          </table:table-cell>
          <table:table-cell office:value-type="date" office:date-value="2024-03-18" calcext:value-type="date">
            <text:p>2024-03-18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1032595</text:p>
          </table:table-cell>
          <table:table-cell office:value-type="date" office:date-value="2024-03-18" calcext:value-type="date">
            <text:p>2024-03-18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894594</text:p>
          </table:table-cell>
          <table:table-cell office:value-type="date" office:date-value="2024-03-19" calcext:value-type="date">
            <text:p>2024-03-19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555307</text:p>
          </table:table-cell>
          <table:table-cell office:value-type="date" office:date-value="2024-03-19" calcext:value-type="date">
            <text:p>2024-03-19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290243</text:p>
          </table:table-cell>
          <table:table-cell office:value-type="date" office:date-value="2024-03-19" calcext:value-type="date">
            <text:p>2024-03-19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1083751</text:p>
          </table:table-cell>
          <table:table-cell office:value-type="date" office:date-value="2024-03-19" calcext:value-type="date">
            <text:p>2024-03-19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583155</text:p>
          </table:table-cell>
          <table:table-cell office:value-type="date" office:date-value="2024-03-19" calcext:value-type="date">
            <text:p>2024-03-19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1053339</text:p>
          </table:table-cell>
          <table:table-cell office:value-type="date" office:date-value="2024-03-19" calcext:value-type="date">
            <text:p>2024-03-19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1025058</text:p>
          </table:table-cell>
          <table:table-cell office:value-type="date" office:date-value="2024-03-20" calcext:value-type="date">
            <text:p>2024-03-20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759219</text:p>
          </table:table-cell>
          <table:table-cell office:value-type="date" office:date-value="2024-03-20" calcext:value-type="date">
            <text:p>2024-03-20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109691</text:p>
          </table:table-cell>
          <table:table-cell office:value-type="date" office:date-value="2024-03-20" calcext:value-type="date">
            <text:p>2024-03-20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510526</text:p>
          </table:table-cell>
          <table:table-cell office:value-type="date" office:date-value="2024-03-21" calcext:value-type="date">
            <text:p>2024-03-21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806608</text:p>
          </table:table-cell>
          <table:table-cell office:value-type="date" office:date-value="2024-03-21" calcext:value-type="date">
            <text:p>2024-03-21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1012509</text:p>
          </table:table-cell>
          <table:table-cell office:value-type="date" office:date-value="2024-03-21" calcext:value-type="date">
            <text:p>2024-03-21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1150730</text:p>
          </table:table-cell>
          <table:table-cell office:value-type="date" office:date-value="2024-03-21" calcext:value-type="date">
            <text:p>2024-03-21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744183</text:p>
          </table:table-cell>
          <table:table-cell office:value-type="date" office:date-value="2024-03-22" calcext:value-type="date">
            <text:p>2024-03-22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670044</text:p>
          </table:table-cell>
          <table:table-cell office:value-type="date" office:date-value="2024-03-22" calcext:value-type="date">
            <text:p>2024-03-22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479749</text:p>
          </table:table-cell>
          <table:table-cell office:value-type="date" office:date-value="2024-03-22" calcext:value-type="date">
            <text:p>2024-03-22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635108</text:p>
          </table:table-cell>
          <table:table-cell office:value-type="date" office:date-value="2024-03-22" calcext:value-type="date">
            <text:p>2024-03-22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926109</text:p>
          </table:table-cell>
          <table:table-cell office:value-type="date" office:date-value="2024-03-22" calcext:value-type="date">
            <text:p>2024-03-22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1149541</text:p>
          </table:table-cell>
          <table:table-cell office:value-type="date" office:date-value="2024-03-23" calcext:value-type="date">
            <text:p>2024-03-23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373718</text:p>
          </table:table-cell>
          <table:table-cell office:value-type="date" office:date-value="2024-03-23" calcext:value-type="date">
            <text:p>2024-03-23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492544</text:p>
          </table:table-cell>
          <table:table-cell office:value-type="date" office:date-value="2024-03-23" calcext:value-type="date">
            <text:p>2024-03-23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791348</text:p>
          </table:table-cell>
          <table:table-cell office:value-type="date" office:date-value="2024-03-23" calcext:value-type="date">
            <text:p>2024-03-23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882764</text:p>
          </table:table-cell>
          <table:table-cell office:value-type="date" office:date-value="2024-03-23" calcext:value-type="date">
            <text:p>2024-03-23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945370</text:p>
          </table:table-cell>
          <table:table-cell office:value-type="date" office:date-value="2024-03-23" calcext:value-type="date">
            <text:p>2024-03-23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090850</text:p>
          </table:table-cell>
          <table:table-cell office:value-type="date" office:date-value="2024-03-23" calcext:value-type="date">
            <text:p>2024-03-23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104613</text:p>
          </table:table-cell>
          <table:table-cell office:value-type="date" office:date-value="2024-03-23" calcext:value-type="date">
            <text:p>2024-03-23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923569</text:p>
          </table:table-cell>
          <table:table-cell office:value-type="date" office:date-value="2024-03-23" calcext:value-type="date">
            <text:p>2024-03-23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632824</text:p>
          </table:table-cell>
          <table:table-cell office:value-type="date" office:date-value="2024-03-23" calcext:value-type="date">
            <text:p>2024-03-23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923302</text:p>
          </table:table-cell>
          <table:table-cell office:value-type="date" office:date-value="2024-03-23" calcext:value-type="date">
            <text:p>2024-03-23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040839</text:p>
          </table:table-cell>
          <table:table-cell office:value-type="date" office:date-value="2024-03-23" calcext:value-type="date">
            <text:p>2024-03-23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341273</text:p>
          </table:table-cell>
          <table:table-cell office:value-type="date" office:date-value="2024-03-24" calcext:value-type="date">
            <text:p>2024-03-24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488685</text:p>
          </table:table-cell>
          <table:table-cell office:value-type="date" office:date-value="2024-03-24" calcext:value-type="date">
            <text:p>2024-03-24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768747</text:p>
          </table:table-cell>
          <table:table-cell office:value-type="date" office:date-value="2024-03-24" calcext:value-type="date">
            <text:p>2024-03-24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689300</text:p>
          </table:table-cell>
          <table:table-cell office:value-type="date" office:date-value="2024-03-24" calcext:value-type="date">
            <text:p>2024-03-24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273733</text:p>
          </table:table-cell>
          <table:table-cell office:value-type="date" office:date-value="2024-03-25" calcext:value-type="date">
            <text:p>2024-03-25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539206</text:p>
          </table:table-cell>
          <table:table-cell office:value-type="date" office:date-value="2024-03-25" calcext:value-type="date">
            <text:p>2024-03-25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649756</text:p>
          </table:table-cell>
          <table:table-cell office:value-type="date" office:date-value="2024-03-25" calcext:value-type="date">
            <text:p>2024-03-25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122611</text:p>
          </table:table-cell>
          <table:table-cell office:value-type="date" office:date-value="2024-03-25" calcext:value-type="date">
            <text:p>2024-03-25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175647</text:p>
          </table:table-cell>
          <table:table-cell office:value-type="date" office:date-value="2024-03-26" calcext:value-type="date">
            <text:p>2024-03-26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247348</text:p>
          </table:table-cell>
          <table:table-cell office:value-type="date" office:date-value="2024-03-26" calcext:value-type="date">
            <text:p>2024-03-26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344237</text:p>
          </table:table-cell>
          <table:table-cell office:value-type="date" office:date-value="2024-03-26" calcext:value-type="date">
            <text:p>2024-03-26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994119</text:p>
          </table:table-cell>
          <table:table-cell office:value-type="date" office:date-value="2024-03-26" calcext:value-type="date">
            <text:p>2024-03-26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231285</text:p>
          </table:table-cell>
          <table:table-cell office:value-type="date" office:date-value="2024-03-26" calcext:value-type="date">
            <text:p>2024-03-26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443284</text:p>
          </table:table-cell>
          <table:table-cell office:value-type="date" office:date-value="2024-03-26" calcext:value-type="date">
            <text:p>2024-03-26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541311</text:p>
          </table:table-cell>
          <table:table-cell office:value-type="date" office:date-value="2024-03-27" calcext:value-type="date">
            <text:p>2024-03-27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516876</text:p>
          </table:table-cell>
          <table:table-cell office:value-type="date" office:date-value="2024-03-27" calcext:value-type="date">
            <text:p>2024-03-27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1111984</text:p>
          </table:table-cell>
          <table:table-cell office:value-type="date" office:date-value="2024-03-27" calcext:value-type="date">
            <text:p>2024-03-27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1072439</text:p>
          </table:table-cell>
          <table:table-cell office:value-type="date" office:date-value="2024-03-27" calcext:value-type="date">
            <text:p>2024-03-27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1125977</text:p>
          </table:table-cell>
          <table:table-cell office:value-type="date" office:date-value="2024-03-27" calcext:value-type="date">
            <text:p>2024-03-27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794194</text:p>
          </table:table-cell>
          <table:table-cell office:value-type="date" office:date-value="2024-03-27" calcext:value-type="date">
            <text:p>2024-03-27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1069568</text:p>
          </table:table-cell>
          <table:table-cell office:value-type="date" office:date-value="2024-03-27" calcext:value-type="date">
            <text:p>2024-03-27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1061230</text:p>
          </table:table-cell>
          <table:table-cell office:value-type="date" office:date-value="2024-03-27" calcext:value-type="date">
            <text:p>2024-03-27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053858</text:p>
          </table:table-cell>
          <table:table-cell office:value-type="date" office:date-value="2024-03-27" calcext:value-type="date">
            <text:p>2024-03-27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528716</text:p>
          </table:table-cell>
          <table:table-cell office:value-type="date" office:date-value="2024-03-28" calcext:value-type="date">
            <text:p>2024-03-28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478466</text:p>
          </table:table-cell>
          <table:table-cell office:value-type="date" office:date-value="2024-03-28" calcext:value-type="date">
            <text:p>2024-03-28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593558</text:p>
          </table:table-cell>
          <table:table-cell office:value-type="date" office:date-value="2024-03-29" calcext:value-type="date">
            <text:p>2024-03-29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702915</text:p>
          </table:table-cell>
          <table:table-cell office:value-type="date" office:date-value="2024-03-29" calcext:value-type="date">
            <text:p>2024-03-29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311779</text:p>
          </table:table-cell>
          <table:table-cell office:value-type="date" office:date-value="2024-03-29" calcext:value-type="date">
            <text:p>2024-03-29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420370</text:p>
          </table:table-cell>
          <table:table-cell office:value-type="date" office:date-value="2024-03-29" calcext:value-type="date">
            <text:p>2024-03-29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630825</text:p>
          </table:table-cell>
          <table:table-cell office:value-type="date" office:date-value="2024-03-30" calcext:value-type="date">
            <text:p>2024-03-30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006066</text:p>
          </table:table-cell>
          <table:table-cell office:value-type="date" office:date-value="2024-03-30" calcext:value-type="date">
            <text:p>2024-03-30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575559</text:p>
          </table:table-cell>
          <table:table-cell office:value-type="date" office:date-value="2024-03-30" calcext:value-type="date">
            <text:p>2024-03-30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003446</text:p>
          </table:table-cell>
          <table:table-cell office:value-type="date" office:date-value="2024-03-31" calcext:value-type="date">
            <text:p>2024-03-31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027922</text:p>
          </table:table-cell>
          <table:table-cell office:value-type="date" office:date-value="2024-03-31" calcext:value-type="date">
            <text:p>2024-03-31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261982</text:p>
          </table:table-cell>
          <table:table-cell office:value-type="date" office:date-value="2024-03-31" calcext:value-type="date">
            <text:p>2024-03-31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014261</text:p>
          </table:table-cell>
          <table:table-cell office:value-type="date" office:date-value="2024-03-31" calcext:value-type="date">
            <text:p>2024-03-31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104233</text:p>
          </table:table-cell>
          <table:table-cell office:value-type="date" office:date-value="2024-03-31" calcext:value-type="date">
            <text:p>2024-03-31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798399</text:p>
          </table:table-cell>
          <table:table-cell office:value-type="date" office:date-value="2024-04-01" calcext:value-type="date">
            <text:p>2024-04-01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480112</text:p>
          </table:table-cell>
          <table:table-cell office:value-type="date" office:date-value="2024-04-01" calcext:value-type="date">
            <text:p>2024-04-01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068697</text:p>
          </table:table-cell>
          <table:table-cell office:value-type="date" office:date-value="2024-04-01" calcext:value-type="date">
            <text:p>2024-04-01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812469</text:p>
          </table:table-cell>
          <table:table-cell office:value-type="date" office:date-value="2024-04-02" calcext:value-type="date">
            <text:p>2024-04-02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425616</text:p>
          </table:table-cell>
          <table:table-cell office:value-type="date" office:date-value="2024-04-02" calcext:value-type="date">
            <text:p>2024-04-02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816579</text:p>
          </table:table-cell>
          <table:table-cell office:value-type="date" office:date-value="2024-04-02" calcext:value-type="date">
            <text:p>2024-04-02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073608</text:p>
          </table:table-cell>
          <table:table-cell office:value-type="date" office:date-value="2024-04-02" calcext:value-type="date">
            <text:p>2024-04-02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767777</text:p>
          </table:table-cell>
          <table:table-cell office:value-type="date" office:date-value="2024-04-02" calcext:value-type="date">
            <text:p>2024-04-02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606444</text:p>
          </table:table-cell>
          <table:table-cell office:value-type="date" office:date-value="2024-04-02" calcext:value-type="date">
            <text:p>2024-04-02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355697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366887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625328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506030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776909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634449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1002261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375870</text:p>
          </table:table-cell>
          <table:table-cell office:value-type="date" office:date-value="2024-04-04" calcext:value-type="date">
            <text:p>2024-04-04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263612</text:p>
          </table:table-cell>
          <table:table-cell office:value-type="date" office:date-value="2024-04-04" calcext:value-type="date">
            <text:p>2024-04-04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1055811</text:p>
          </table:table-cell>
          <table:table-cell office:value-type="date" office:date-value="2024-04-04" calcext:value-type="date">
            <text:p>2024-04-04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1068299</text:p>
          </table:table-cell>
          <table:table-cell office:value-type="date" office:date-value="2024-04-04" calcext:value-type="date">
            <text:p>2024-04-04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065857</text:p>
          </table:table-cell>
          <table:table-cell office:value-type="date" office:date-value="2024-04-05" calcext:value-type="date">
            <text:p>2024-04-05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1127600</text:p>
          </table:table-cell>
          <table:table-cell office:value-type="date" office:date-value="2024-04-05" calcext:value-type="date">
            <text:p>2024-04-05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1151687</text:p>
          </table:table-cell>
          <table:table-cell office:value-type="date" office:date-value="2024-04-06" calcext:value-type="date">
            <text:p>2024-04-06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148059</text:p>
          </table:table-cell>
          <table:table-cell office:value-type="date" office:date-value="2024-04-06" calcext:value-type="date">
            <text:p>2024-04-06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282011</text:p>
          </table:table-cell>
          <table:table-cell office:value-type="date" office:date-value="2024-04-07" calcext:value-type="date">
            <text:p>2024-04-07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604661</text:p>
          </table:table-cell>
          <table:table-cell office:value-type="date" office:date-value="2024-04-07" calcext:value-type="date">
            <text:p>2024-04-07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1035033</text:p>
          </table:table-cell>
          <table:table-cell office:value-type="date" office:date-value="2024-04-07" calcext:value-type="date">
            <text:p>2024-04-07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813917</text:p>
          </table:table-cell>
          <table:table-cell office:value-type="date" office:date-value="2024-04-07" calcext:value-type="date">
            <text:p>2024-04-07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120767</text:p>
          </table:table-cell>
          <table:table-cell office:value-type="date" office:date-value="2024-04-07" calcext:value-type="date">
            <text:p>2024-04-07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702473</text:p>
          </table:table-cell>
          <table:table-cell office:value-type="date" office:date-value="2024-04-07" calcext:value-type="date">
            <text:p>2024-04-07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338660</text:p>
          </table:table-cell>
          <table:table-cell office:value-type="date" office:date-value="2024-04-07" calcext:value-type="date">
            <text:p>2024-04-07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534328</text:p>
          </table:table-cell>
          <table:table-cell office:value-type="date" office:date-value="2024-04-08" calcext:value-type="date">
            <text:p>2024-04-08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344418</text:p>
          </table:table-cell>
          <table:table-cell office:value-type="date" office:date-value="2024-04-08" calcext:value-type="date">
            <text:p>2024-04-08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405692</text:p>
          </table:table-cell>
          <table:table-cell office:value-type="date" office:date-value="2024-04-08" calcext:value-type="date">
            <text:p>2024-04-08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342504</text:p>
          </table:table-cell>
          <table:table-cell office:value-type="date" office:date-value="2024-04-08" calcext:value-type="date">
            <text:p>2024-04-08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712781</text:p>
          </table:table-cell>
          <table:table-cell office:value-type="date" office:date-value="2024-04-08" calcext:value-type="date">
            <text:p>2024-04-08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061427</text:p>
          </table:table-cell>
          <table:table-cell office:value-type="date" office:date-value="2024-04-09" calcext:value-type="date">
            <text:p>2024-04-09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125479</text:p>
          </table:table-cell>
          <table:table-cell office:value-type="date" office:date-value="2024-04-09" calcext:value-type="date">
            <text:p>2024-04-09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417290</text:p>
          </table:table-cell>
          <table:table-cell office:value-type="date" office:date-value="2024-04-09" calcext:value-type="date">
            <text:p>2024-04-09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075677</text:p>
          </table:table-cell>
          <table:table-cell office:value-type="date" office:date-value="2024-04-10" calcext:value-type="date">
            <text:p>2024-04-10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454760</text:p>
          </table:table-cell>
          <table:table-cell office:value-type="date" office:date-value="2024-04-10" calcext:value-type="date">
            <text:p>2024-04-10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551864</text:p>
          </table:table-cell>
          <table:table-cell office:value-type="date" office:date-value="2024-04-10" calcext:value-type="date">
            <text:p>2024-04-10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171599</text:p>
          </table:table-cell>
          <table:table-cell office:value-type="date" office:date-value="2024-04-10" calcext:value-type="date">
            <text:p>2024-04-10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510237</text:p>
          </table:table-cell>
          <table:table-cell office:value-type="date" office:date-value="2024-04-11" calcext:value-type="date">
            <text:p>2024-04-11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1112064</text:p>
          </table:table-cell>
          <table:table-cell office:value-type="date" office:date-value="2024-04-11" calcext:value-type="date">
            <text:p>2024-04-11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1110373</text:p>
          </table:table-cell>
          <table:table-cell office:value-type="date" office:date-value="2024-04-11" calcext:value-type="date">
            <text:p>2024-04-11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258339</text:p>
          </table:table-cell>
          <table:table-cell office:value-type="date" office:date-value="2024-04-11" calcext:value-type="date">
            <text:p>2024-04-11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707617</text:p>
          </table:table-cell>
          <table:table-cell office:value-type="date" office:date-value="2024-04-11" calcext:value-type="date">
            <text:p>2024-04-11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562107</text:p>
          </table:table-cell>
          <table:table-cell office:value-type="date" office:date-value="2024-04-12" calcext:value-type="date">
            <text:p>2024-04-12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695805</text:p>
          </table:table-cell>
          <table:table-cell office:value-type="date" office:date-value="2024-04-12" calcext:value-type="date">
            <text:p>2024-04-12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453223</text:p>
          </table:table-cell>
          <table:table-cell office:value-type="date" office:date-value="2024-04-12" calcext:value-type="date">
            <text:p>2024-04-12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580651</text:p>
          </table:table-cell>
          <table:table-cell office:value-type="date" office:date-value="2024-04-13" calcext:value-type="date">
            <text:p>2024-04-13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1102624</text:p>
          </table:table-cell>
          <table:table-cell office:value-type="date" office:date-value="2024-04-13" calcext:value-type="date">
            <text:p>2024-04-13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1073050</text:p>
          </table:table-cell>
          <table:table-cell office:value-type="date" office:date-value="2024-04-13" calcext:value-type="date">
            <text:p>2024-04-13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1008048</text:p>
          </table:table-cell>
          <table:table-cell office:value-type="date" office:date-value="2024-04-14" calcext:value-type="date">
            <text:p>2024-04-14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065559</text:p>
          </table:table-cell>
          <table:table-cell office:value-type="date" office:date-value="2024-04-14" calcext:value-type="date">
            <text:p>2024-04-14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099244</text:p>
          </table:table-cell>
          <table:table-cell office:value-type="date" office:date-value="2024-04-14" calcext:value-type="date">
            <text:p>2024-04-14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836720</text:p>
          </table:table-cell>
          <table:table-cell office:value-type="date" office:date-value="2024-04-14" calcext:value-type="date">
            <text:p>2024-04-14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593395</text:p>
          </table:table-cell>
          <table:table-cell office:value-type="date" office:date-value="2024-04-14" calcext:value-type="date">
            <text:p>2024-04-14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167535</text:p>
          </table:table-cell>
          <table:table-cell office:value-type="date" office:date-value="2024-04-15" calcext:value-type="date">
            <text:p>2024-04-15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003222</text:p>
          </table:table-cell>
          <table:table-cell office:value-type="date" office:date-value="2024-04-15" calcext:value-type="date">
            <text:p>2024-04-15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1127425</text:p>
          </table:table-cell>
          <table:table-cell office:value-type="date" office:date-value="2024-04-15" calcext:value-type="date">
            <text:p>2024-04-15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862856</text:p>
          </table:table-cell>
          <table:table-cell office:value-type="date" office:date-value="2024-04-16" calcext:value-type="date">
            <text:p>2024-04-16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565495</text:p>
          </table:table-cell>
          <table:table-cell office:value-type="date" office:date-value="2024-04-16" calcext:value-type="date">
            <text:p>2024-04-16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831443</text:p>
          </table:table-cell>
          <table:table-cell office:value-type="date" office:date-value="2024-04-17" calcext:value-type="date">
            <text:p>2024-04-17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810070</text:p>
          </table:table-cell>
          <table:table-cell office:value-type="date" office:date-value="2024-04-17" calcext:value-type="date">
            <text:p>2024-04-17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649574</text:p>
          </table:table-cell>
          <table:table-cell office:value-type="date" office:date-value="2024-04-17" calcext:value-type="date">
            <text:p>2024-04-17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1021868</text:p>
          </table:table-cell>
          <table:table-cell office:value-type="date" office:date-value="2024-04-17" calcext:value-type="date">
            <text:p>2024-04-17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1134025</text:p>
          </table:table-cell>
          <table:table-cell office:value-type="date" office:date-value="2024-04-17" calcext:value-type="date">
            <text:p>2024-04-17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674440</text:p>
          </table:table-cell>
          <table:table-cell office:value-type="date" office:date-value="2024-04-17" calcext:value-type="date">
            <text:p>2024-04-17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921685</text:p>
          </table:table-cell>
          <table:table-cell office:value-type="date" office:date-value="2024-04-17" calcext:value-type="date">
            <text:p>2024-04-17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481931</text:p>
          </table:table-cell>
          <table:table-cell office:value-type="date" office:date-value="2024-04-18" calcext:value-type="date">
            <text:p>2024-04-18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097739</text:p>
          </table:table-cell>
          <table:table-cell office:value-type="date" office:date-value="2024-04-18" calcext:value-type="date">
            <text:p>2024-04-18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028373</text:p>
          </table:table-cell>
          <table:table-cell office:value-type="date" office:date-value="2024-04-18" calcext:value-type="date">
            <text:p>2024-04-18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024484</text:p>
          </table:table-cell>
          <table:table-cell office:value-type="date" office:date-value="2024-04-19" calcext:value-type="date">
            <text:p>2024-04-19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795919</text:p>
          </table:table-cell>
          <table:table-cell office:value-type="date" office:date-value="2024-04-19" calcext:value-type="date">
            <text:p>2024-04-19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696295</text:p>
          </table:table-cell>
          <table:table-cell office:value-type="date" office:date-value="2024-04-19" calcext:value-type="date">
            <text:p>2024-04-19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853123</text:p>
          </table:table-cell>
          <table:table-cell office:value-type="date" office:date-value="2024-04-19" calcext:value-type="date">
            <text:p>2024-04-19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1025432</text:p>
          </table:table-cell>
          <table:table-cell office:value-type="date" office:date-value="2024-04-19" calcext:value-type="date">
            <text:p>2024-04-19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1116181</text:p>
          </table:table-cell>
          <table:table-cell office:value-type="date" office:date-value="2024-04-19" calcext:value-type="date">
            <text:p>2024-04-19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241312</text:p>
          </table:table-cell>
          <table:table-cell office:value-type="date" office:date-value="2024-04-19" calcext:value-type="date">
            <text:p>2024-04-19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226380</text:p>
          </table:table-cell>
          <table:table-cell office:value-type="date" office:date-value="2024-04-20" calcext:value-type="date">
            <text:p>2024-04-20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342936</text:p>
          </table:table-cell>
          <table:table-cell office:value-type="date" office:date-value="2024-04-20" calcext:value-type="date">
            <text:p>2024-04-20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1008157</text:p>
          </table:table-cell>
          <table:table-cell office:value-type="date" office:date-value="2024-04-20" calcext:value-type="date">
            <text:p>2024-04-20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237626</text:p>
          </table:table-cell>
          <table:table-cell office:value-type="date" office:date-value="2024-04-20" calcext:value-type="date">
            <text:p>2024-04-20</text:p>
          </table:table-cell>
        </table:table-row>
        <table:table-row table:style-name="ro2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248685</text:p>
          </table:table-cell>
          <table:table-cell office:value-type="date" office:date-value="2024-04-21" calcext:value-type="date">
            <text:p>2024-04-21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1070105</text:p>
          </table:table-cell>
          <table:table-cell office:value-type="date" office:date-value="2024-04-21" calcext:value-type="date">
            <text:p>2024-04-21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857111</text:p>
          </table:table-cell>
          <table:table-cell office:value-type="date" office:date-value="2024-04-22" calcext:value-type="date">
            <text:p>2024-04-22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247614</text:p>
          </table:table-cell>
          <table:table-cell office:value-type="date" office:date-value="2024-04-23" calcext:value-type="date">
            <text:p>2024-04-23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972995</text:p>
          </table:table-cell>
          <table:table-cell office:value-type="date" office:date-value="2024-04-23" calcext:value-type="date">
            <text:p>2024-04-23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709513</text:p>
          </table:table-cell>
          <table:table-cell office:value-type="date" office:date-value="2024-04-23" calcext:value-type="date">
            <text:p>2024-04-23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097776</text:p>
          </table:table-cell>
          <table:table-cell office:value-type="date" office:date-value="2024-04-23" calcext:value-type="date">
            <text:p>2024-04-23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716847</text:p>
          </table:table-cell>
          <table:table-cell office:value-type="date" office:date-value="2024-04-23" calcext:value-type="date">
            <text:p>2024-04-23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1097876</text:p>
          </table:table-cell>
          <table:table-cell office:value-type="date" office:date-value="2024-04-24" calcext:value-type="date">
            <text:p>2024-04-24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975425</text:p>
          </table:table-cell>
          <table:table-cell office:value-type="date" office:date-value="2024-04-24" calcext:value-type="date">
            <text:p>2024-04-24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121648</text:p>
          </table:table-cell>
          <table:table-cell office:value-type="date" office:date-value="2024-04-25" calcext:value-type="date">
            <text:p>2024-04-25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1045212</text:p>
          </table:table-cell>
          <table:table-cell office:value-type="date" office:date-value="2024-04-25" calcext:value-type="date">
            <text:p>2024-04-25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546488</text:p>
          </table:table-cell>
          <table:table-cell office:value-type="date" office:date-value="2024-04-25" calcext:value-type="date">
            <text:p>2024-04-25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913161</text:p>
          </table:table-cell>
          <table:table-cell office:value-type="date" office:date-value="2024-04-25" calcext:value-type="date">
            <text:p>2024-04-25</text:p>
          </table:table-cell>
        </table:table-row>
        <table:table-row table:style-name="ro2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194060</text:p>
          </table:table-cell>
          <table:table-cell office:value-type="date" office:date-value="2024-04-25" calcext:value-type="date">
            <text:p>2024-04-25</text:p>
          </table:table-cell>
        </table:table-row>
        <table:table-row table:style-name="ro2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563473</text:p>
          </table:table-cell>
          <table:table-cell office:value-type="date" office:date-value="2024-04-25" calcext:value-type="date">
            <text:p>2024-04-25</text:p>
          </table:table-cell>
        </table:table-row>
        <table:table-row table:style-name="ro2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302034</text:p>
          </table:table-cell>
          <table:table-cell office:value-type="date" office:date-value="2024-04-26" calcext:value-type="date">
            <text:p>2024-04-26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1120691</text:p>
          </table:table-cell>
          <table:table-cell office:value-type="date" office:date-value="2024-04-26" calcext:value-type="date">
            <text:p>2024-04-26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920347</text:p>
          </table:table-cell>
          <table:table-cell office:value-type="date" office:date-value="2024-04-26" calcext:value-type="date">
            <text:p>2024-04-26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316014</text:p>
          </table:table-cell>
          <table:table-cell office:value-type="date" office:date-value="2024-04-26" calcext:value-type="date">
            <text:p>2024-04-26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200835</text:p>
          </table:table-cell>
          <table:table-cell office:value-type="date" office:date-value="2024-04-26" calcext:value-type="date">
            <text:p>2024-04-26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445894</text:p>
          </table:table-cell>
          <table:table-cell office:value-type="date" office:date-value="2024-04-27" calcext:value-type="date">
            <text:p>2024-04-27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050761</text:p>
          </table:table-cell>
          <table:table-cell office:value-type="date" office:date-value="2024-04-27" calcext:value-type="date">
            <text:p>2024-04-27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894738</text:p>
          </table:table-cell>
          <table:table-cell office:value-type="date" office:date-value="2024-04-27" calcext:value-type="date">
            <text:p>2024-04-27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235029</text:p>
          </table:table-cell>
          <table:table-cell office:value-type="date" office:date-value="2024-04-28" calcext:value-type="date">
            <text:p>2024-04-28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017953</text:p>
          </table:table-cell>
          <table:table-cell office:value-type="date" office:date-value="2024-04-28" calcext:value-type="date">
            <text:p>2024-04-28</text:p>
          </table:table-cell>
        </table:table-row>
        <table:table-row table:style-name="ro2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320065</text:p>
          </table:table-cell>
          <table:table-cell office:value-type="date" office:date-value="2024-04-28" calcext:value-type="date">
            <text:p>2024-04-28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827223</text:p>
          </table:table-cell>
          <table:table-cell office:value-type="date" office:date-value="2024-04-28" calcext:value-type="date">
            <text:p>2024-04-28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943860</text:p>
          </table:table-cell>
          <table:table-cell office:value-type="date" office:date-value="2024-04-28" calcext:value-type="date">
            <text:p>2024-04-28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594352</text:p>
          </table:table-cell>
          <table:table-cell office:value-type="date" office:date-value="2024-04-28" calcext:value-type="date">
            <text:p>2024-04-28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980107</text:p>
          </table:table-cell>
          <table:table-cell office:value-type="date" office:date-value="2024-04-29" calcext:value-type="date">
            <text:p>2024-04-29</text:p>
          </table:table-cell>
        </table:table-row>
        <table:table-row table:style-name="ro2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1012310</text:p>
          </table:table-cell>
          <table:table-cell office:value-type="date" office:date-value="2024-04-29" calcext:value-type="date">
            <text:p>2024-04-29</text:p>
          </table:table-cell>
        </table:table-row>
        <table:table-row table:style-name="ro2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646359</text:p>
          </table:table-cell>
          <table:table-cell office:value-type="date" office:date-value="2024-04-29" calcext:value-type="date">
            <text:p>2024-04-29</text:p>
          </table:table-cell>
        </table:table-row>
        <table:table-row table:style-name="ro2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388856</text:p>
          </table:table-cell>
          <table:table-cell office:value-type="date" office:date-value="2024-04-29" calcext:value-type="date">
            <text:p>2024-04-29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801967</text:p>
          </table:table-cell>
          <table:table-cell office:value-type="date" office:date-value="2024-04-29" calcext:value-type="date">
            <text:p>2024-04-29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017298</text:p>
          </table:table-cell>
          <table:table-cell office:value-type="date" office:date-value="2024-04-29" calcext:value-type="date">
            <text:p>2024-04-29</text:p>
          </table:table-cell>
        </table:table-row>
        <table:table-row table:style-name="ro2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350695</text:p>
          </table:table-cell>
          <table:table-cell office:value-type="date" office:date-value="2024-04-30" calcext:value-type="date">
            <text:p>2024-04-30</text:p>
          </table:table-cell>
        </table:table-row>
        <table:table-row table:style-name="ro2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730127</text:p>
          </table:table-cell>
          <table:table-cell office:value-type="date" office:date-value="2024-04-30" calcext:value-type="date">
            <text:p>2024-04-30</text:p>
          </table:table-cell>
        </table:table-row>
        <table:table-row table:style-name="ro2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322899</text:p>
          </table:table-cell>
          <table:table-cell office:value-type="date" office:date-value="2024-04-30" calcext:value-type="date">
            <text:p>2024-04-30</text:p>
          </table:table-cell>
        </table:table-row>
        <table:table-row table:style-name="ro2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1120319</text:p>
          </table:table-cell>
          <table:table-cell office:value-type="date" office:date-value="2024-04-30" calcext:value-type="date">
            <text:p>2024-04-30</text:p>
          </table:table-cell>
        </table:table-row>
        <table:table-row table:style-name="ro2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994930</text:p>
          </table:table-cell>
          <table:table-cell office:value-type="date" office:date-value="2024-04-30" calcext:value-type="date">
            <text:p>2024-04-30</text:p>
          </table:table-cell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Lohit Hindi" style:font-family-complex="'Lohit Hind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 style:data-style-name="N2" text:time-value="20:21:20.881441097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28:25</meta:creation-date>
    <meta:generator>LibreOffice/24.2.0.3$Linux_X86_64 LibreOffice_project/420$Build-3</meta:generator>
    <dc:date>2025-01-27T20:21:36.778256469</dc:date>
    <meta:editing-duration>PT15S</meta:editing-duration>
    <meta:editing-cycles>1</meta:editing-cycles>
    <meta:document-statistic meta:table-count="3" meta:cell-count="11520" meta:object-count="0"/>
  </office:meta>
</office:document-meta>
</file>